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group_memory_10_times4ave_25_maxs_1.0" table:style-name="ta1">
        <table:shapes>
          <draw:frame draw:z-index="0" draw:style-name="gr1" draw:text-style-name="P1" svg:width="36.039cm" svg:height="9.005cm" svg:x="4.993cm" svg:y="14.956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 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 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 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4.975cm" svg:y="24.704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5.962cm" svg:height="9.004cm" svg:x="5.008cm" svg:y="34.61cm">
            <draw:object draw:notify-on-update-of-ranges="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.425cm" svg:height="9.005cm" svg:x="5.051cm" svg:y="44.252cm">
            <draw:object draw:notify-on-update-of-ranges="'TESTBENCH_metaheu_ls_vnd_bvns_ts__niter_10_search_anxious_init_group_memory_10_times4ave_25_maxs_1.0'.D1:'TESTBENCH_metaheu_ls_vnd_bvns_ts__niter_10_search_anxious_init_group_memory_10_times4ave_25_maxs_1.0'.D1 'TESTBENCH_metaheu_ls_vnd_bvns_ts__niter_10_search_anxious_init_group_memory_10_times4ave_25_maxs_1.0'.D2:'TESTBENCH_metaheu_ls_vnd_bvns_ts__niter_10_search_anxious_init_group_memory_10_times4ave_25_maxs_1.0'.D31 'TESTBENCH_metaheu_ls_vnd_bvns_ts__niter_10_search_anxious_init_group_memory_10_times4ave_25_maxs_1.0'.E1:'TESTBENCH_metaheu_ls_vnd_bvns_ts__niter_10_search_anxious_init_group_memory_10_times4ave_25_maxs_1.0'.E1 'TESTBENCH_metaheu_ls_vnd_bvns_ts__niter_10_search_anxious_init_group_memory_10_times4ave_25_maxs_1.0'.E2:'TESTBENCH_metaheu_ls_vnd_bvns_ts__niter_10_search_anxious_init_group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4.425cm" svg:height="9.005cm" svg:x="22.255cm" svg:y="44.25cm">
            <draw:object draw:notify-on-update-of-ranges="'TESTBENCH_metaheu_ls_vnd_bvns_ts__niter_10_search_anxious_init_group_memory_10_times4ave_25_maxs_1.0'.G1:'TESTBENCH_metaheu_ls_vnd_bvns_ts__niter_10_search_anxious_init_group_memory_10_times4ave_25_maxs_1.0'.G1 'TESTBENCH_metaheu_ls_vnd_bvns_ts__niter_10_search_anxious_init_group_memory_10_times4ave_25_maxs_1.0'.G2:'TESTBENCH_metaheu_ls_vnd_bvns_ts__niter_10_search_anxious_init_group_memory_10_times4ave_25_maxs_1.0'.G31 'TESTBENCH_metaheu_ls_vnd_bvns_ts__niter_10_search_anxious_init_group_memory_10_times4ave_25_maxs_1.0'.H1:'TESTBENCH_metaheu_ls_vnd_bvns_ts__niter_10_search_anxious_init_group_memory_10_times4ave_25_maxs_1.0'.H1 'TESTBENCH_metaheu_ls_vnd_bvns_ts__niter_10_search_anxious_init_group_memory_10_times4ave_25_maxs_1.0'.H2:'TESTBENCH_metaheu_ls_vnd_bvns_ts__niter_10_search_anxious_init_group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4.425cm" svg:height="9.005cm" svg:x="5.191cm" svg:y="53.76cm">
            <draw:object draw:notify-on-update-of-ranges="'TESTBENCH_metaheu_ls_vnd_bvns_ts__niter_10_search_anxious_init_group_memory_10_times4ave_25_maxs_1.0'.J1:'TESTBENCH_metaheu_ls_vnd_bvns_ts__niter_10_search_anxious_init_group_memory_10_times4ave_25_maxs_1.0'.J1 'TESTBENCH_metaheu_ls_vnd_bvns_ts__niter_10_search_anxious_init_group_memory_10_times4ave_25_maxs_1.0'.J2:'TESTBENCH_metaheu_ls_vnd_bvns_ts__niter_10_search_anxious_init_group_memory_10_times4ave_25_maxs_1.0'.J31 'TESTBENCH_metaheu_ls_vnd_bvns_ts__niter_10_search_anxious_init_group_memory_10_times4ave_25_maxs_1.0'.K1:'TESTBENCH_metaheu_ls_vnd_bvns_ts__niter_10_search_anxious_init_group_memory_10_times4ave_25_maxs_1.0'.K1 'TESTBENCH_metaheu_ls_vnd_bvns_ts__niter_10_search_anxious_init_group_memory_10_times4ave_25_maxs_1.0'.K2:'TESTBENCH_metaheu_ls_vnd_bvns_ts__niter_10_search_anxious_init_group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4.425cm" svg:height="9.005cm" svg:x="22.449cm" svg:y="53.734cm">
            <draw:object draw:notify-on-update-of-ranges="'TESTBENCH_metaheu_ls_vnd_bvns_ts__niter_10_search_anxious_init_group_memory_10_times4ave_25_maxs_1.0'.M1:'TESTBENCH_metaheu_ls_vnd_bvns_ts__niter_10_search_anxious_init_group_memory_10_times4ave_25_maxs_1.0'.M1 'TESTBENCH_metaheu_ls_vnd_bvns_ts__niter_10_search_anxious_init_group_memory_10_times4ave_25_maxs_1.0'.M2:'TESTBENCH_metaheu_ls_vnd_bvns_ts__niter_10_search_anxious_init_group_memory_10_times4ave_25_maxs_1.0'.M31 'TESTBENCH_metaheu_ls_vnd_bvns_ts__niter_10_search_anxious_init_group_memory_10_times4ave_25_maxs_1.0'.N1:'TESTBENCH_metaheu_ls_vnd_bvns_ts__niter_10_search_anxious_init_group_memory_10_times4ave_25_maxs_1.0'.N1 'TESTBENCH_metaheu_ls_vnd_bvns_ts__niter_10_search_anxious_init_group_memory_10_times4ave_25_maxs_1.0'.N2:'TESTBENCH_metaheu_ls_vnd_bvns_ts__niter_10_search_anxious_init_group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0791875839233398" calcext:value-type="float">
            <text:p>0,007918758392334</text:p>
          </table:table-cell>
          <table:table-cell office:value-type="float" office:value="1630.31" calcext:value-type="float">
            <text:p>1630,31</text:p>
          </table:table-cell>
          <table:table-cell office:value-type="float" office:value="1290" calcext:value-type="float">
            <text:p>1290</text:p>
          </table:table-cell>
          <table:table-cell office:value-type="float" office:value="0.0760108900070191" calcext:value-type="float">
            <text:p>0,076010890007019</text:p>
          </table:table-cell>
          <table:table-cell office:value-type="float" office:value="1204.19" calcext:value-type="float">
            <text:p>1204,19</text:p>
          </table:table-cell>
          <table:table-cell office:value-type="float" office:value="983" calcext:value-type="float">
            <text:p>983</text:p>
          </table:table-cell>
          <table:table-cell office:value-type="float" office:value="0.999586987495422" calcext:value-type="float">
            <text:p>0,999586987495422</text:p>
          </table:table-cell>
          <table:table-cell office:value-type="float" office:value="996.29" calcext:value-type="float">
            <text:p>996,29</text:p>
          </table:table-cell>
          <table:table-cell office:value-type="float" office:value="908" calcext:value-type="float">
            <text:p>908</text:p>
          </table:table-cell>
          <table:table-cell office:value-type="float" office:value="1.00724131345749" calcext:value-type="float">
            <text:p>1,00724131345749</text:p>
          </table:table-cell>
          <table:table-cell office:value-type="float" office:value="1280.71" calcext:value-type="float">
            <text:p>1280,71</text:p>
          </table:table-cell>
          <table:table-cell office:value-type="float" office:value="1116" calcext:value-type="float">
            <text:p>1116</text:p>
          </table:table-cell>
          <table:table-cell table:formula="of:=[.D2]-[.E2]" office:value-type="float" office:value="340.31" calcext:value-type="float">
            <text:p>340,31</text:p>
          </table:table-cell>
          <table:table-cell table:formula="of:=[.G2]-[.H2]" office:value-type="float" office:value="221.19" calcext:value-type="float">
            <text:p>221,19</text:p>
          </table:table-cell>
          <table:table-cell table:formula="of:=[.J2]-[.K2]" office:value-type="float" office:value="88.29" calcext:value-type="float">
            <text:p>88,29</text:p>
          </table:table-cell>
          <table:table-cell table:formula="of:=[.M2]-[.N2]" office:value-type="float" office:value="164.71" calcext:value-type="float">
            <text:p>164,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0612682819366455" calcext:value-type="float">
            <text:p>0,006126828193665</text:p>
          </table:table-cell>
          <table:table-cell office:value-type="float" office:value="1710.69" calcext:value-type="float">
            <text:p>1710,69</text:p>
          </table:table-cell>
          <table:table-cell office:value-type="float" office:value="1457" calcext:value-type="float">
            <text:p>1457</text:p>
          </table:table-cell>
          <table:table-cell office:value-type="float" office:value="0.0791714644432068" calcext:value-type="float">
            <text:p>0,079171464443207</text:p>
          </table:table-cell>
          <table:table-cell office:value-type="float" office:value="1165.47" calcext:value-type="float">
            <text:p>1165,47</text:p>
          </table:table-cell>
          <table:table-cell office:value-type="float" office:value="972" calcext:value-type="float">
            <text:p>972</text:p>
          </table:table-cell>
          <table:table-cell office:value-type="float" office:value="0.999548299312592" calcext:value-type="float">
            <text:p>0,999548299312592</text:p>
          </table:table-cell>
          <table:table-cell office:value-type="float" office:value="981.26" calcext:value-type="float">
            <text:p>981,26</text:p>
          </table:table-cell>
          <table:table-cell office:value-type="float" office:value="877" calcext:value-type="float">
            <text:p>877</text:p>
          </table:table-cell>
          <table:table-cell office:value-type="float" office:value="1.00767753839493" calcext:value-type="float">
            <text:p>1,00767753839493</text:p>
          </table:table-cell>
          <table:table-cell office:value-type="float" office:value="1305.09" calcext:value-type="float">
            <text:p>1305,09</text:p>
          </table:table-cell>
          <table:table-cell office:value-type="float" office:value="1072" calcext:value-type="float">
            <text:p>1072</text:p>
          </table:table-cell>
          <table:table-cell table:formula="of:=[.D3]-[.E3]" office:value-type="float" office:value="253.69" calcext:value-type="float">
            <text:p>253,69</text:p>
          </table:table-cell>
          <table:table-cell table:formula="of:=[.G3]-[.H3]" office:value-type="float" office:value="193.47" calcext:value-type="float">
            <text:p>193,47</text:p>
          </table:table-cell>
          <table:table-cell table:formula="of:=[.J3]-[.K3]" office:value-type="float" office:value="104.26" calcext:value-type="float">
            <text:p>104,26</text:p>
          </table:table-cell>
          <table:table-cell table:formula="of:=[.M3]-[.N3]" office:value-type="float" office:value="233.09" calcext:value-type="float">
            <text:p>233,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0733434200286865" calcext:value-type="float">
            <text:p>0,007334342002869</text:p>
          </table:table-cell>
          <table:table-cell office:value-type="float" office:value="1653.04" calcext:value-type="float">
            <text:p>1653,04</text:p>
          </table:table-cell>
          <table:table-cell office:value-type="float" office:value="1267" calcext:value-type="float">
            <text:p>1267</text:p>
          </table:table-cell>
          <table:table-cell office:value-type="float" office:value="0.082752001285553" calcext:value-type="float">
            <text:p>0,082752001285553</text:p>
          </table:table-cell>
          <table:table-cell office:value-type="float" office:value="1165.2" calcext:value-type="float">
            <text:p>1165,2</text:p>
          </table:table-cell>
          <table:table-cell office:value-type="float" office:value="969" calcext:value-type="float">
            <text:p>969</text:p>
          </table:table-cell>
          <table:table-cell office:value-type="float" office:value="0.999659502506256" calcext:value-type="float">
            <text:p>0,999659502506256</text:p>
          </table:table-cell>
          <table:table-cell office:value-type="float" office:value="966.68" calcext:value-type="float">
            <text:p>966,68</text:p>
          </table:table-cell>
          <table:table-cell office:value-type="float" office:value="870" calcext:value-type="float">
            <text:p>870</text:p>
          </table:table-cell>
          <table:table-cell office:value-type="float" office:value="1.00712549209595" calcext:value-type="float">
            <text:p>1,00712549209595</text:p>
          </table:table-cell>
          <table:table-cell office:value-type="float" office:value="1304.74" calcext:value-type="float">
            <text:p>1304,74</text:p>
          </table:table-cell>
          <table:table-cell office:value-type="float" office:value="1153" calcext:value-type="float">
            <text:p>1153</text:p>
          </table:table-cell>
          <table:table-cell table:formula="of:=[.D4]-[.E4]" office:value-type="float" office:value="386.04" calcext:value-type="float">
            <text:p>386,04</text:p>
          </table:table-cell>
          <table:table-cell table:formula="of:=[.G4]-[.H4]" office:value-type="float" office:value="196.2" calcext:value-type="float">
            <text:p>196,2</text:p>
          </table:table-cell>
          <table:table-cell table:formula="of:=[.J4]-[.K4]" office:value-type="float" office:value="96.68" calcext:value-type="float">
            <text:p>96,68</text:p>
          </table:table-cell>
          <table:table-cell table:formula="of:=[.M4]-[.N4]" office:value-type="float" office:value="151.74" calcext:value-type="float">
            <text:p>151,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0837145328521729" calcext:value-type="float">
            <text:p>0,008371453285217</text:p>
          </table:table-cell>
          <table:table-cell office:value-type="float" office:value="1725.39" calcext:value-type="float">
            <text:p>1725,39</text:p>
          </table:table-cell>
          <table:table-cell office:value-type="float" office:value="1411" calcext:value-type="float">
            <text:p>1411</text:p>
          </table:table-cell>
          <table:table-cell office:value-type="float" office:value="0.0722213554382324" calcext:value-type="float">
            <text:p>0,072221355438232</text:p>
          </table:table-cell>
          <table:table-cell office:value-type="float" office:value="1221.88" calcext:value-type="float">
            <text:p>1221,88</text:p>
          </table:table-cell>
          <table:table-cell office:value-type="float" office:value="1039" calcext:value-type="float">
            <text:p>1039</text:p>
          </table:table-cell>
          <table:table-cell office:value-type="float" office:value="0.999594283103943" calcext:value-type="float">
            <text:p>0,999594283103943</text:p>
          </table:table-cell>
          <table:table-cell office:value-type="float" office:value="1032.53" calcext:value-type="float">
            <text:p>1032,53</text:p>
          </table:table-cell>
          <table:table-cell office:value-type="float" office:value="927" calcext:value-type="float">
            <text:p>927</text:p>
          </table:table-cell>
          <table:table-cell office:value-type="float" office:value="1.0069230389595" calcext:value-type="float">
            <text:p>1,0069230389595</text:p>
          </table:table-cell>
          <table:table-cell office:value-type="float" office:value="1361.33" calcext:value-type="float">
            <text:p>1361,33</text:p>
          </table:table-cell>
          <table:table-cell office:value-type="float" office:value="1159" calcext:value-type="float">
            <text:p>1159</text:p>
          </table:table-cell>
          <table:table-cell table:formula="of:=[.D5]-[.E5]" office:value-type="float" office:value="314.39" calcext:value-type="float">
            <text:p>314,39</text:p>
          </table:table-cell>
          <table:table-cell table:formula="of:=[.G5]-[.H5]" office:value-type="float" office:value="182.88" calcext:value-type="float">
            <text:p>182,88</text:p>
          </table:table-cell>
          <table:table-cell table:formula="of:=[.J5]-[.K5]" office:value-type="float" office:value="105.53" calcext:value-type="float">
            <text:p>105,53</text:p>
          </table:table-cell>
          <table:table-cell table:formula="of:=[.M5]-[.N5]" office:value-type="float" office:value="202.33" calcext:value-type="float">
            <text:p>202,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0612070798873901" calcext:value-type="float">
            <text:p>0,006120707988739</text:p>
          </table:table-cell>
          <table:table-cell office:value-type="float" office:value="1712.31" calcext:value-type="float">
            <text:p>1712,31</text:p>
          </table:table-cell>
          <table:table-cell office:value-type="float" office:value="1436" calcext:value-type="float">
            <text:p>1436</text:p>
          </table:table-cell>
          <table:table-cell office:value-type="float" office:value="0.075968976020813" calcext:value-type="float">
            <text:p>0,075968976020813</text:p>
          </table:table-cell>
          <table:table-cell office:value-type="float" office:value="1176.65" calcext:value-type="float">
            <text:p>1176,65</text:p>
          </table:table-cell>
          <table:table-cell office:value-type="float" office:value="986" calcext:value-type="float">
            <text:p>986</text:p>
          </table:table-cell>
          <table:table-cell office:value-type="float" office:value="0.999597880840302" calcext:value-type="float">
            <text:p>0,999597880840302</text:p>
          </table:table-cell>
          <table:table-cell office:value-type="float" office:value="999.15" calcext:value-type="float">
            <text:p>999,15</text:p>
          </table:table-cell>
          <table:table-cell office:value-type="float" office:value="886" calcext:value-type="float">
            <text:p>886</text:p>
          </table:table-cell>
          <table:table-cell office:value-type="float" office:value="1.00747855186462" calcext:value-type="float">
            <text:p>1,00747855186462</text:p>
          </table:table-cell>
          <table:table-cell office:value-type="float" office:value="1321.91" calcext:value-type="float">
            <text:p>1321,91</text:p>
          </table:table-cell>
          <table:table-cell office:value-type="float" office:value="1102" calcext:value-type="float">
            <text:p>1102</text:p>
          </table:table-cell>
          <table:table-cell table:formula="of:=[.D6]-[.E6]" office:value-type="float" office:value="276.31" calcext:value-type="float">
            <text:p>276,31</text:p>
          </table:table-cell>
          <table:table-cell table:formula="of:=[.G6]-[.H6]" office:value-type="float" office:value="190.65" calcext:value-type="float">
            <text:p>190,65</text:p>
          </table:table-cell>
          <table:table-cell table:formula="of:=[.J6]-[.K6]" office:value-type="float" office:value="113.15" calcext:value-type="float">
            <text:p>113,15</text:p>
          </table:table-cell>
          <table:table-cell table:formula="of:=[.M6]-[.N6]" office:value-type="float" office:value="219.91" calcext:value-type="float">
            <text:p>219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0703336715698242" calcext:value-type="float">
            <text:p>0,007033367156982</text:p>
          </table:table-cell>
          <table:table-cell office:value-type="float" office:value="1748.27" calcext:value-type="float">
            <text:p>1748,27</text:p>
          </table:table-cell>
          <table:table-cell office:value-type="float" office:value="1345" calcext:value-type="float">
            <text:p>1345</text:p>
          </table:table-cell>
          <table:table-cell office:value-type="float" office:value="0.0805062913894653" calcext:value-type="float">
            <text:p>0,080506291389465</text:p>
          </table:table-cell>
          <table:table-cell office:value-type="float" office:value="1200.22" calcext:value-type="float">
            <text:p>1200,22</text:p>
          </table:table-cell>
          <table:table-cell office:value-type="float" office:value="984" calcext:value-type="float">
            <text:p>984</text:p>
          </table:table-cell>
          <table:table-cell office:value-type="float" office:value="1.00005429506302" calcext:value-type="float">
            <text:p>1,00005429506302</text:p>
          </table:table-cell>
          <table:table-cell office:value-type="float" office:value="1011.37" calcext:value-type="float">
            <text:p>1011,37</text:p>
          </table:table-cell>
          <table:table-cell office:value-type="float" office:value="900" calcext:value-type="float">
            <text:p>900</text:p>
          </table:table-cell>
          <table:table-cell office:value-type="float" office:value="1.00649859666824" calcext:value-type="float">
            <text:p>1,00649859666824</text:p>
          </table:table-cell>
          <table:table-cell office:value-type="float" office:value="1345.65" calcext:value-type="float">
            <text:p>1345,65</text:p>
          </table:table-cell>
          <table:table-cell office:value-type="float" office:value="1156" calcext:value-type="float">
            <text:p>1156</text:p>
          </table:table-cell>
          <table:table-cell table:formula="of:=[.D7]-[.E7]" office:value-type="float" office:value="403.27" calcext:value-type="float">
            <text:p>403,27</text:p>
          </table:table-cell>
          <table:table-cell table:formula="of:=[.G7]-[.H7]" office:value-type="float" office:value="216.22" calcext:value-type="float">
            <text:p>216,22</text:p>
          </table:table-cell>
          <table:table-cell table:formula="of:=[.J7]-[.K7]" office:value-type="float" office:value="111.37" calcext:value-type="float">
            <text:p>111,37</text:p>
          </table:table-cell>
          <table:table-cell table:formula="of:=[.M7]-[.N7]" office:value-type="float" office:value="189.65" calcext:value-type="float">
            <text:p>189,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0777381420135498" calcext:value-type="float">
            <text:p>0,007773814201355</text:p>
          </table:table-cell>
          <table:table-cell office:value-type="float" office:value="1657.69" calcext:value-type="float">
            <text:p>1657,69</text:p>
          </table:table-cell>
          <table:table-cell office:value-type="float" office:value="1364" calcext:value-type="float">
            <text:p>1364</text:p>
          </table:table-cell>
          <table:table-cell office:value-type="float" office:value="0.0730874371528626" calcext:value-type="float">
            <text:p>0,073087437152863</text:p>
          </table:table-cell>
          <table:table-cell office:value-type="float" office:value="1180.57" calcext:value-type="float">
            <text:p>1180,57</text:p>
          </table:table-cell>
          <table:table-cell office:value-type="float" office:value="992" calcext:value-type="float">
            <text:p>992</text:p>
          </table:table-cell>
          <table:table-cell office:value-type="float" office:value="0.999816579818726" calcext:value-type="float">
            <text:p>0,999816579818726</text:p>
          </table:table-cell>
          <table:table-cell office:value-type="float" office:value="999.87" calcext:value-type="float">
            <text:p>999,87</text:p>
          </table:table-cell>
          <table:table-cell office:value-type="float" office:value="915" calcext:value-type="float">
            <text:p>915</text:p>
          </table:table-cell>
          <table:table-cell office:value-type="float" office:value="1.00649818658829" calcext:value-type="float">
            <text:p>1,00649818658829</text:p>
          </table:table-cell>
          <table:table-cell office:value-type="float" office:value="1333.04" calcext:value-type="float">
            <text:p>1333,04</text:p>
          </table:table-cell>
          <table:table-cell office:value-type="float" office:value="1132" calcext:value-type="float">
            <text:p>1132</text:p>
          </table:table-cell>
          <table:table-cell table:formula="of:=[.D8]-[.E8]" office:value-type="float" office:value="293.69" calcext:value-type="float">
            <text:p>293,69</text:p>
          </table:table-cell>
          <table:table-cell table:formula="of:=[.G8]-[.H8]" office:value-type="float" office:value="188.57" calcext:value-type="float">
            <text:p>188,57</text:p>
          </table:table-cell>
          <table:table-cell table:formula="of:=[.J8]-[.K8]" office:value-type="float" office:value="84.87" calcext:value-type="float">
            <text:p>84,87</text:p>
          </table:table-cell>
          <table:table-cell table:formula="of:=[.M8]-[.N8]" office:value-type="float" office:value="201.04" calcext:value-type="float">
            <text:p>201,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0678329229354858" calcext:value-type="float">
            <text:p>0,006783292293549</text:p>
          </table:table-cell>
          <table:table-cell office:value-type="float" office:value="1799.17" calcext:value-type="float">
            <text:p>1799,17</text:p>
          </table:table-cell>
          <table:table-cell office:value-type="float" office:value="1447" calcext:value-type="float">
            <text:p>1447</text:p>
          </table:table-cell>
          <table:table-cell office:value-type="float" office:value="0.0876001334190369" calcext:value-type="float">
            <text:p>0,087600133419037</text:p>
          </table:table-cell>
          <table:table-cell office:value-type="float" office:value="1225.29" calcext:value-type="float">
            <text:p>1225,29</text:p>
          </table:table-cell>
          <table:table-cell office:value-type="float" office:value="1028" calcext:value-type="float">
            <text:p>1028</text:p>
          </table:table-cell>
          <table:table-cell office:value-type="float" office:value="0.999785215854645" calcext:value-type="float">
            <text:p>0,999785215854645</text:p>
          </table:table-cell>
          <table:table-cell office:value-type="float" office:value="991.6" calcext:value-type="float">
            <text:p>991,6</text:p>
          </table:table-cell>
          <table:table-cell office:value-type="float" office:value="900" calcext:value-type="float">
            <text:p>900</text:p>
          </table:table-cell>
          <table:table-cell office:value-type="float" office:value="1.00790208339691" calcext:value-type="float">
            <text:p>1,00790208339691</text:p>
          </table:table-cell>
          <table:table-cell office:value-type="float" office:value="1404.64" calcext:value-type="float">
            <text:p>1404,64</text:p>
          </table:table-cell>
          <table:table-cell office:value-type="float" office:value="1148" calcext:value-type="float">
            <text:p>1148</text:p>
          </table:table-cell>
          <table:table-cell table:formula="of:=[.D9]-[.E9]" office:value-type="float" office:value="352.17" calcext:value-type="float">
            <text:p>352,17</text:p>
          </table:table-cell>
          <table:table-cell table:formula="of:=[.G9]-[.H9]" office:value-type="float" office:value="197.29" calcext:value-type="float">
            <text:p>197,29</text:p>
          </table:table-cell>
          <table:table-cell table:formula="of:=[.J9]-[.K9]" office:value-type="float" office:value="91.6" calcext:value-type="float">
            <text:p>91,6</text:p>
          </table:table-cell>
          <table:table-cell table:formula="of:=[.M9]-[.N9]" office:value-type="float" office:value="256.64" calcext:value-type="float">
            <text:p>256,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087998628616333" calcext:value-type="float">
            <text:p>0,008799862861633</text:p>
          </table:table-cell>
          <table:table-cell office:value-type="float" office:value="1652.23" calcext:value-type="float">
            <text:p>1652,23</text:p>
          </table:table-cell>
          <table:table-cell office:value-type="float" office:value="1348" calcext:value-type="float">
            <text:p>1348</text:p>
          </table:table-cell>
          <table:table-cell office:value-type="float" office:value="0.0723196387290955" calcext:value-type="float">
            <text:p>0,072319638729096</text:p>
          </table:table-cell>
          <table:table-cell office:value-type="float" office:value="1222.31" calcext:value-type="float">
            <text:p>1222,31</text:p>
          </table:table-cell>
          <table:table-cell office:value-type="float" office:value="1062" calcext:value-type="float">
            <text:p>1062</text:p>
          </table:table-cell>
          <table:table-cell office:value-type="float" office:value="0.999744310379028" calcext:value-type="float">
            <text:p>0,999744310379028</text:p>
          </table:table-cell>
          <table:table-cell office:value-type="float" office:value="1029.33" calcext:value-type="float">
            <text:p>1029,33</text:p>
          </table:table-cell>
          <table:table-cell office:value-type="float" office:value="935" calcext:value-type="float">
            <text:p>935</text:p>
          </table:table-cell>
          <table:table-cell office:value-type="float" office:value="1.00682770967484" calcext:value-type="float">
            <text:p>1,00682770967484</text:p>
          </table:table-cell>
          <table:table-cell office:value-type="float" office:value="1362.27" calcext:value-type="float">
            <text:p>1362,27</text:p>
          </table:table-cell>
          <table:table-cell office:value-type="float" office:value="1173" calcext:value-type="float">
            <text:p>1173</text:p>
          </table:table-cell>
          <table:table-cell table:formula="of:=[.D10]-[.E10]" office:value-type="float" office:value="304.23" calcext:value-type="float">
            <text:p>304,23</text:p>
          </table:table-cell>
          <table:table-cell table:formula="of:=[.G10]-[.H10]" office:value-type="float" office:value="160.31" calcext:value-type="float">
            <text:p>160,31</text:p>
          </table:table-cell>
          <table:table-cell table:formula="of:=[.J10]-[.K10]" office:value-type="float" office:value="94.3299999999999" calcext:value-type="float">
            <text:p>94,3299999999999</text:p>
          </table:table-cell>
          <table:table-cell table:formula="of:=[.M10]-[.N10]" office:value-type="float" office:value="189.27" calcext:value-type="float">
            <text:p>189,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0814548492431641" calcext:value-type="float">
            <text:p>0,008145484924316</text:p>
          </table:table-cell>
          <table:table-cell office:value-type="float" office:value="1673.87" calcext:value-type="float">
            <text:p>1673,87</text:p>
          </table:table-cell>
          <table:table-cell office:value-type="float" office:value="1287" calcext:value-type="float">
            <text:p>1287</text:p>
          </table:table-cell>
          <table:table-cell office:value-type="float" office:value="0.0702223944664001" calcext:value-type="float">
            <text:p>0,0702223944664</text:p>
          </table:table-cell>
          <table:table-cell office:value-type="float" office:value="1224.93" calcext:value-type="float">
            <text:p>1224,93</text:p>
          </table:table-cell>
          <table:table-cell office:value-type="float" office:value="1017" calcext:value-type="float">
            <text:p>1017</text:p>
          </table:table-cell>
          <table:table-cell office:value-type="float" office:value="0.999720597267151" calcext:value-type="float">
            <text:p>0,999720597267151</text:p>
          </table:table-cell>
          <table:table-cell office:value-type="float" office:value="1021.98" calcext:value-type="float">
            <text:p>1021,98</text:p>
          </table:table-cell>
          <table:table-cell office:value-type="float" office:value="911" calcext:value-type="float">
            <text:p>911</text:p>
          </table:table-cell>
          <table:table-cell office:value-type="float" office:value="1.00718040466309" calcext:value-type="float">
            <text:p>1,00718040466309</text:p>
          </table:table-cell>
          <table:table-cell office:value-type="float" office:value="1346.1" calcext:value-type="float">
            <text:p>1346,1</text:p>
          </table:table-cell>
          <table:table-cell office:value-type="float" office:value="1178" calcext:value-type="float">
            <text:p>1178</text:p>
          </table:table-cell>
          <table:table-cell table:formula="of:=[.D11]-[.E11]" office:value-type="float" office:value="386.87" calcext:value-type="float">
            <text:p>386,87</text:p>
          </table:table-cell>
          <table:table-cell table:formula="of:=[.G11]-[.H11]" office:value-type="float" office:value="207.93" calcext:value-type="float">
            <text:p>207,93</text:p>
          </table:table-cell>
          <table:table-cell table:formula="of:=[.J11]-[.K11]" office:value-type="float" office:value="110.98" calcext:value-type="float">
            <text:p>110,98</text:p>
          </table:table-cell>
          <table:table-cell table:formula="of:=[.M11]-[.N11]" office:value-type="float" office:value="168.1" calcext:value-type="float">
            <text:p>168,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0817080974578857" calcext:value-type="float">
            <text:p>0,008170809745789</text:p>
          </table:table-cell>
          <table:table-cell office:value-type="float" office:value="1694.76" calcext:value-type="float">
            <text:p>1694,76</text:p>
          </table:table-cell>
          <table:table-cell office:value-type="float" office:value="1340" calcext:value-type="float">
            <text:p>1340</text:p>
          </table:table-cell>
          <table:table-cell office:value-type="float" office:value="0.0805569553375244" calcext:value-type="float">
            <text:p>0,080556955337524</text:p>
          </table:table-cell>
          <table:table-cell office:value-type="float" office:value="1206.2" calcext:value-type="float">
            <text:p>1206,2</text:p>
          </table:table-cell>
          <table:table-cell office:value-type="float" office:value="1006" calcext:value-type="float">
            <text:p>1006</text:p>
          </table:table-cell>
          <table:table-cell office:value-type="float" office:value="0.999921717643738" calcext:value-type="float">
            <text:p>0,999921717643738</text:p>
          </table:table-cell>
          <table:table-cell office:value-type="float" office:value="1018.52" calcext:value-type="float">
            <text:p>1018,52</text:p>
          </table:table-cell>
          <table:table-cell office:value-type="float" office:value="913" calcext:value-type="float">
            <text:p>913</text:p>
          </table:table-cell>
          <table:table-cell office:value-type="float" office:value="1.00791120290756" calcext:value-type="float">
            <text:p>1,00791120290756</text:p>
          </table:table-cell>
          <table:table-cell office:value-type="float" office:value="1358.19" calcext:value-type="float">
            <text:p>1358,19</text:p>
          </table:table-cell>
          <table:table-cell office:value-type="float" office:value="1123" calcext:value-type="float">
            <text:p>1123</text:p>
          </table:table-cell>
          <table:table-cell table:formula="of:=[.D12]-[.E12]" office:value-type="float" office:value="354.76" calcext:value-type="float">
            <text:p>354,76</text:p>
          </table:table-cell>
          <table:table-cell table:formula="of:=[.G12]-[.H12]" office:value-type="float" office:value="200.2" calcext:value-type="float">
            <text:p>200,2</text:p>
          </table:table-cell>
          <table:table-cell table:formula="of:=[.J12]-[.K12]" office:value-type="float" office:value="105.52" calcext:value-type="float">
            <text:p>105,52</text:p>
          </table:table-cell>
          <table:table-cell table:formula="of:=[.M12]-[.N12]" office:value-type="float" office:value="235.19" calcext:value-type="float">
            <text:p>235,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0769713163375855" calcext:value-type="float">
            <text:p>0,007697131633759</text:p>
          </table:table-cell>
          <table:table-cell office:value-type="float" office:value="1725.1" calcext:value-type="float">
            <text:p>1725,1</text:p>
          </table:table-cell>
          <table:table-cell office:value-type="float" office:value="1466" calcext:value-type="float">
            <text:p>1466</text:p>
          </table:table-cell>
          <table:table-cell office:value-type="float" office:value="0.0795436120033264" calcext:value-type="float">
            <text:p>0,079543612003326</text:p>
          </table:table-cell>
          <table:table-cell office:value-type="float" office:value="1193.06" calcext:value-type="float">
            <text:p>1193,06</text:p>
          </table:table-cell>
          <table:table-cell office:value-type="float" office:value="995" calcext:value-type="float">
            <text:p>995</text:p>
          </table:table-cell>
          <table:table-cell office:value-type="float" office:value="0.999605984687805" calcext:value-type="float">
            <text:p>0,999605984687805</text:p>
          </table:table-cell>
          <table:table-cell office:value-type="float" office:value="995.55" calcext:value-type="float">
            <text:p>995,55</text:p>
          </table:table-cell>
          <table:table-cell office:value-type="float" office:value="927" calcext:value-type="float">
            <text:p>927</text:p>
          </table:table-cell>
          <table:table-cell office:value-type="float" office:value="1.00778234243393" calcext:value-type="float">
            <text:p>1,00778234243393</text:p>
          </table:table-cell>
          <table:table-cell office:value-type="float" office:value="1351.11" calcext:value-type="float">
            <text:p>1351,11</text:p>
          </table:table-cell>
          <table:table-cell office:value-type="float" office:value="1188" calcext:value-type="float">
            <text:p>1188</text:p>
          </table:table-cell>
          <table:table-cell table:formula="of:=[.D13]-[.E13]" office:value-type="float" office:value="259.1" calcext:value-type="float">
            <text:p>259,1</text:p>
          </table:table-cell>
          <table:table-cell table:formula="of:=[.G13]-[.H13]" office:value-type="float" office:value="198.06" calcext:value-type="float">
            <text:p>198,06</text:p>
          </table:table-cell>
          <table:table-cell table:formula="of:=[.J13]-[.K13]" office:value-type="float" office:value="68.55" calcext:value-type="float">
            <text:p>68,55</text:p>
          </table:table-cell>
          <table:table-cell table:formula="of:=[.M13]-[.N13]" office:value-type="float" office:value="163.11" calcext:value-type="float">
            <text:p>163,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0475657939910889" calcext:value-type="float">
            <text:p>0,004756579399109</text:p>
          </table:table-cell>
          <table:table-cell office:value-type="float" office:value="1790.67" calcext:value-type="float">
            <text:p>1790,67</text:p>
          </table:table-cell>
          <table:table-cell office:value-type="float" office:value="1460" calcext:value-type="float">
            <text:p>1460</text:p>
          </table:table-cell>
          <table:table-cell office:value-type="float" office:value="0.0617541217803955" calcext:value-type="float">
            <text:p>0,061754121780396</text:p>
          </table:table-cell>
          <table:table-cell office:value-type="float" office:value="1192.97" calcext:value-type="float">
            <text:p>1192,97</text:p>
          </table:table-cell>
          <table:table-cell office:value-type="float" office:value="984" calcext:value-type="float">
            <text:p>984</text:p>
          </table:table-cell>
          <table:table-cell office:value-type="float" office:value="0.999798018932342" calcext:value-type="float">
            <text:p>0,999798018932342</text:p>
          </table:table-cell>
          <table:table-cell office:value-type="float" office:value="1010.64" calcext:value-type="float">
            <text:p>1010,64</text:p>
          </table:table-cell>
          <table:table-cell office:value-type="float" office:value="851" calcext:value-type="float">
            <text:p>851</text:p>
          </table:table-cell>
          <table:table-cell office:value-type="float" office:value="1.00744870185852" calcext:value-type="float">
            <text:p>1,00744870185852</text:p>
          </table:table-cell>
          <table:table-cell office:value-type="float" office:value="1344.78" calcext:value-type="float">
            <text:p>1344,78</text:p>
          </table:table-cell>
          <table:table-cell office:value-type="float" office:value="1128" calcext:value-type="float">
            <text:p>1128</text:p>
          </table:table-cell>
          <table:table-cell table:formula="of:=[.D14]-[.E14]" office:value-type="float" office:value="330.67" calcext:value-type="float">
            <text:p>330,67</text:p>
          </table:table-cell>
          <table:table-cell table:formula="of:=[.G14]-[.H14]" office:value-type="float" office:value="208.97" calcext:value-type="float">
            <text:p>208,97</text:p>
          </table:table-cell>
          <table:table-cell table:formula="of:=[.J14]-[.K14]" office:value-type="float" office:value="159.64" calcext:value-type="float">
            <text:p>159,64</text:p>
          </table:table-cell>
          <table:table-cell table:formula="of:=[.M14]-[.N14]" office:value-type="float" office:value="216.78" calcext:value-type="float">
            <text:p>216,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0687602758407593" calcext:value-type="float">
            <text:p>0,006876027584076</text:p>
          </table:table-cell>
          <table:table-cell office:value-type="float" office:value="1740.73" calcext:value-type="float">
            <text:p>1740,73</text:p>
          </table:table-cell>
          <table:table-cell office:value-type="float" office:value="1426" calcext:value-type="float">
            <text:p>1426</text:p>
          </table:table-cell>
          <table:table-cell office:value-type="float" office:value="0.0761432981491089" calcext:value-type="float">
            <text:p>0,076143298149109</text:p>
          </table:table-cell>
          <table:table-cell office:value-type="float" office:value="1261.55" calcext:value-type="float">
            <text:p>1261,55</text:p>
          </table:table-cell>
          <table:table-cell office:value-type="float" office:value="983" calcext:value-type="float">
            <text:p>983</text:p>
          </table:table-cell>
          <table:table-cell office:value-type="float" office:value="0.999842512607574" calcext:value-type="float">
            <text:p>0,999842512607574</text:p>
          </table:table-cell>
          <table:table-cell office:value-type="float" office:value="1033.19" calcext:value-type="float">
            <text:p>1033,19</text:p>
          </table:table-cell>
          <table:table-cell office:value-type="float" office:value="917" calcext:value-type="float">
            <text:p>917</text:p>
          </table:table-cell>
          <table:table-cell office:value-type="float" office:value="1.00704168796539" calcext:value-type="float">
            <text:p>1,00704168796539</text:p>
          </table:table-cell>
          <table:table-cell office:value-type="float" office:value="1329.8" calcext:value-type="float">
            <text:p>1329,8</text:p>
          </table:table-cell>
          <table:table-cell office:value-type="float" office:value="1171" calcext:value-type="float">
            <text:p>1171</text:p>
          </table:table-cell>
          <table:table-cell table:formula="of:=[.D15]-[.E15]" office:value-type="float" office:value="314.73" calcext:value-type="float">
            <text:p>314,73</text:p>
          </table:table-cell>
          <table:table-cell table:formula="of:=[.G15]-[.H15]" office:value-type="float" office:value="278.55" calcext:value-type="float">
            <text:p>278,55</text:p>
          </table:table-cell>
          <table:table-cell table:formula="of:=[.J15]-[.K15]" office:value-type="float" office:value="116.19" calcext:value-type="float">
            <text:p>116,19</text:p>
          </table:table-cell>
          <table:table-cell table:formula="of:=[.M15]-[.N15]" office:value-type="float" office:value="158.8" calcext:value-type="float">
            <text:p>158,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0804926633834839" calcext:value-type="float">
            <text:p>0,008049266338348</text:p>
          </table:table-cell>
          <table:table-cell office:value-type="float" office:value="1740.22" calcext:value-type="float">
            <text:p>1740,22</text:p>
          </table:table-cell>
          <table:table-cell office:value-type="float" office:value="1401" calcext:value-type="float">
            <text:p>1401</text:p>
          </table:table-cell>
          <table:table-cell office:value-type="float" office:value="0.0799885320663452" calcext:value-type="float">
            <text:p>0,079988532066345</text:p>
          </table:table-cell>
          <table:table-cell office:value-type="float" office:value="1217.79" calcext:value-type="float">
            <text:p>1217,79</text:p>
          </table:table-cell>
          <table:table-cell office:value-type="float" office:value="1057" calcext:value-type="float">
            <text:p>1057</text:p>
          </table:table-cell>
          <table:table-cell office:value-type="float" office:value="0.999568917751312" calcext:value-type="float">
            <text:p>0,999568917751312</text:p>
          </table:table-cell>
          <table:table-cell office:value-type="float" office:value="1006.6" calcext:value-type="float">
            <text:p>1006,6</text:p>
          </table:table-cell>
          <table:table-cell office:value-type="float" office:value="896" calcext:value-type="float">
            <text:p>896</text:p>
          </table:table-cell>
          <table:table-cell office:value-type="float" office:value="1.00784180641174" calcext:value-type="float">
            <text:p>1,00784180641174</text:p>
          </table:table-cell>
          <table:table-cell office:value-type="float" office:value="1346.19" calcext:value-type="float">
            <text:p>1346,19</text:p>
          </table:table-cell>
          <table:table-cell office:value-type="float" office:value="1137" calcext:value-type="float">
            <text:p>1137</text:p>
          </table:table-cell>
          <table:table-cell table:formula="of:=[.D16]-[.E16]" office:value-type="float" office:value="339.22" calcext:value-type="float">
            <text:p>339,22</text:p>
          </table:table-cell>
          <table:table-cell table:formula="of:=[.G16]-[.H16]" office:value-type="float" office:value="160.79" calcext:value-type="float">
            <text:p>160,79</text:p>
          </table:table-cell>
          <table:table-cell table:formula="of:=[.J16]-[.K16]" office:value-type="float" office:value="110.6" calcext:value-type="float">
            <text:p>110,6</text:p>
          </table:table-cell>
          <table:table-cell table:formula="of:=[.M16]-[.N16]" office:value-type="float" office:value="209.19" calcext:value-type="float">
            <text:p>209,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0573865413665772" calcext:value-type="float">
            <text:p>0,005738654136658</text:p>
          </table:table-cell>
          <table:table-cell office:value-type="float" office:value="1739.26" calcext:value-type="float">
            <text:p>1739,26</text:p>
          </table:table-cell>
          <table:table-cell office:value-type="float" office:value="1383" calcext:value-type="float">
            <text:p>1383</text:p>
          </table:table-cell>
          <table:table-cell office:value-type="float" office:value="0.0614251589775086" calcext:value-type="float">
            <text:p>0,061425158977509</text:p>
          </table:table-cell>
          <table:table-cell office:value-type="float" office:value="1214.24" calcext:value-type="float">
            <text:p>1214,24</text:p>
          </table:table-cell>
          <table:table-cell office:value-type="float" office:value="1042" calcext:value-type="float">
            <text:p>1042</text:p>
          </table:table-cell>
          <table:table-cell office:value-type="float" office:value="0.999935779571533" calcext:value-type="float">
            <text:p>0,999935779571533</text:p>
          </table:table-cell>
          <table:table-cell office:value-type="float" office:value="1026.08" calcext:value-type="float">
            <text:p>1026,08</text:p>
          </table:table-cell>
          <table:table-cell office:value-type="float" office:value="917" calcext:value-type="float">
            <text:p>917</text:p>
          </table:table-cell>
          <table:table-cell office:value-type="float" office:value="1.00712930440903" calcext:value-type="float">
            <text:p>1,00712930440903</text:p>
          </table:table-cell>
          <table:table-cell office:value-type="float" office:value="1348.62" calcext:value-type="float">
            <text:p>1348,62</text:p>
          </table:table-cell>
          <table:table-cell office:value-type="float" office:value="1120" calcext:value-type="float">
            <text:p>1120</text:p>
          </table:table-cell>
          <table:table-cell table:formula="of:=[.D17]-[.E17]" office:value-type="float" office:value="356.26" calcext:value-type="float">
            <text:p>356,26</text:p>
          </table:table-cell>
          <table:table-cell table:formula="of:=[.G17]-[.H17]" office:value-type="float" office:value="172.24" calcext:value-type="float">
            <text:p>172,24</text:p>
          </table:table-cell>
          <table:table-cell table:formula="of:=[.J17]-[.K17]" office:value-type="float" office:value="109.08" calcext:value-type="float">
            <text:p>109,08</text:p>
          </table:table-cell>
          <table:table-cell table:formula="of:=[.M17]-[.N17]" office:value-type="float" office:value="228.62" calcext:value-type="float">
            <text:p>228,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0576975107192993" calcext:value-type="float">
            <text:p>0,00576975107193</text:p>
          </table:table-cell>
          <table:table-cell office:value-type="float" office:value="1705.93" calcext:value-type="float">
            <text:p>1705,93</text:p>
          </table:table-cell>
          <table:table-cell office:value-type="float" office:value="1331" calcext:value-type="float">
            <text:p>1331</text:p>
          </table:table-cell>
          <table:table-cell office:value-type="float" office:value="0.0669079303741455" calcext:value-type="float">
            <text:p>0,066907930374146</text:p>
          </table:table-cell>
          <table:table-cell office:value-type="float" office:value="1162.76" calcext:value-type="float">
            <text:p>1162,76</text:p>
          </table:table-cell>
          <table:table-cell office:value-type="float" office:value="964" calcext:value-type="float">
            <text:p>964</text:p>
          </table:table-cell>
          <table:table-cell office:value-type="float" office:value="0.999744310379028" calcext:value-type="float">
            <text:p>0,999744310379028</text:p>
          </table:table-cell>
          <table:table-cell office:value-type="float" office:value="998.94" calcext:value-type="float">
            <text:p>998,94</text:p>
          </table:table-cell>
          <table:table-cell office:value-type="float" office:value="914" calcext:value-type="float">
            <text:p>914</text:p>
          </table:table-cell>
          <table:table-cell office:value-type="float" office:value="1.00767448663712" calcext:value-type="float">
            <text:p>1,00767448663712</text:p>
          </table:table-cell>
          <table:table-cell office:value-type="float" office:value="1304.44" calcext:value-type="float">
            <text:p>1304,44</text:p>
          </table:table-cell>
          <table:table-cell office:value-type="float" office:value="1094" calcext:value-type="float">
            <text:p>1094</text:p>
          </table:table-cell>
          <table:table-cell table:formula="of:=[.D18]-[.E18]" office:value-type="float" office:value="374.93" calcext:value-type="float">
            <text:p>374,93</text:p>
          </table:table-cell>
          <table:table-cell table:formula="of:=[.G18]-[.H18]" office:value-type="float" office:value="198.76" calcext:value-type="float">
            <text:p>198,76</text:p>
          </table:table-cell>
          <table:table-cell table:formula="of:=[.J18]-[.K18]" office:value-type="float" office:value="84.9400000000001" calcext:value-type="float">
            <text:p>84,9400000000001</text:p>
          </table:table-cell>
          <table:table-cell table:formula="of:=[.M18]-[.N18]" office:value-type="float" office:value="210.44" calcext:value-type="float">
            <text:p>210,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0550229787826538" calcext:value-type="float">
            <text:p>0,005502297878265</text:p>
          </table:table-cell>
          <table:table-cell office:value-type="float" office:value="1774.94" calcext:value-type="float">
            <text:p>1774,94</text:p>
          </table:table-cell>
          <table:table-cell office:value-type="float" office:value="1349" calcext:value-type="float">
            <text:p>1349</text:p>
          </table:table-cell>
          <table:table-cell office:value-type="float" office:value="0.0651765966415405" calcext:value-type="float">
            <text:p>0,065176596641541</text:p>
          </table:table-cell>
          <table:table-cell office:value-type="float" office:value="1226.65" calcext:value-type="float">
            <text:p>1226,65</text:p>
          </table:table-cell>
          <table:table-cell office:value-type="float" office:value="1012" calcext:value-type="float">
            <text:p>1012</text:p>
          </table:table-cell>
          <table:table-cell office:value-type="float" office:value="0.999580495357514" calcext:value-type="float">
            <text:p>0,999580495357514</text:p>
          </table:table-cell>
          <table:table-cell office:value-type="float" office:value="1017.34" calcext:value-type="float">
            <text:p>1017,34</text:p>
          </table:table-cell>
          <table:table-cell office:value-type="float" office:value="930" calcext:value-type="float">
            <text:p>930</text:p>
          </table:table-cell>
          <table:table-cell office:value-type="float" office:value="1.0078302192688" calcext:value-type="float">
            <text:p>1,0078302192688</text:p>
          </table:table-cell>
          <table:table-cell office:value-type="float" office:value="1347.15" calcext:value-type="float">
            <text:p>1347,15</text:p>
          </table:table-cell>
          <table:table-cell office:value-type="float" office:value="1080" calcext:value-type="float">
            <text:p>1080</text:p>
          </table:table-cell>
          <table:table-cell table:formula="of:=[.D19]-[.E19]" office:value-type="float" office:value="425.94" calcext:value-type="float">
            <text:p>425,94</text:p>
          </table:table-cell>
          <table:table-cell table:formula="of:=[.G19]-[.H19]" office:value-type="float" office:value="214.65" calcext:value-type="float">
            <text:p>214,65</text:p>
          </table:table-cell>
          <table:table-cell table:formula="of:=[.J19]-[.K19]" office:value-type="float" office:value="87.34" calcext:value-type="float">
            <text:p>87,34</text:p>
          </table:table-cell>
          <table:table-cell table:formula="of:=[.M19]-[.N19]" office:value-type="float" office:value="267.15" calcext:value-type="float">
            <text:p>267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0589380502700806" calcext:value-type="float">
            <text:p>0,005893805027008</text:p>
          </table:table-cell>
          <table:table-cell office:value-type="float" office:value="1740.7" calcext:value-type="float">
            <text:p>1740,7</text:p>
          </table:table-cell>
          <table:table-cell office:value-type="float" office:value="1453" calcext:value-type="float">
            <text:p>1453</text:p>
          </table:table-cell>
          <table:table-cell office:value-type="float" office:value="0.0700095796585083" calcext:value-type="float">
            <text:p>0,070009579658508</text:p>
          </table:table-cell>
          <table:table-cell office:value-type="float" office:value="1172.08" calcext:value-type="float">
            <text:p>1172,08</text:p>
          </table:table-cell>
          <table:table-cell office:value-type="float" office:value="950" calcext:value-type="float">
            <text:p>950</text:p>
          </table:table-cell>
          <table:table-cell office:value-type="float" office:value="0.999865207672119" calcext:value-type="float">
            <text:p>0,999865207672119</text:p>
          </table:table-cell>
          <table:table-cell office:value-type="float" office:value="994.2" calcext:value-type="float">
            <text:p>994,2</text:p>
          </table:table-cell>
          <table:table-cell office:value-type="float" office:value="904" calcext:value-type="float">
            <text:p>904</text:p>
          </table:table-cell>
          <table:table-cell office:value-type="float" office:value="1.00656400918961" calcext:value-type="float">
            <text:p>1,00656400918961</text:p>
          </table:table-cell>
          <table:table-cell office:value-type="float" office:value="1312.64" calcext:value-type="float">
            <text:p>1312,64</text:p>
          </table:table-cell>
          <table:table-cell office:value-type="float" office:value="1142" calcext:value-type="float">
            <text:p>1142</text:p>
          </table:table-cell>
          <table:table-cell table:formula="of:=[.D20]-[.E20]" office:value-type="float" office:value="287.7" calcext:value-type="float">
            <text:p>287,7</text:p>
          </table:table-cell>
          <table:table-cell table:formula="of:=[.G20]-[.H20]" office:value-type="float" office:value="222.08" calcext:value-type="float">
            <text:p>222,08</text:p>
          </table:table-cell>
          <table:table-cell table:formula="of:=[.J20]-[.K20]" office:value-type="float" office:value="90.2000000000001" calcext:value-type="float">
            <text:p>90,2000000000001</text:p>
          </table:table-cell>
          <table:table-cell table:formula="of:=[.M20]-[.N20]" office:value-type="float" office:value="170.64" calcext:value-type="float">
            <text:p>170,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0734291553497314" calcext:value-type="float">
            <text:p>0,007342915534973</text:p>
          </table:table-cell>
          <table:table-cell office:value-type="float" office:value="1742.35" calcext:value-type="float">
            <text:p>1742,35</text:p>
          </table:table-cell>
          <table:table-cell office:value-type="float" office:value="1477" calcext:value-type="float">
            <text:p>1477</text:p>
          </table:table-cell>
          <table:table-cell office:value-type="float" office:value="0.0760928583145142" calcext:value-type="float">
            <text:p>0,076092858314514</text:p>
          </table:table-cell>
          <table:table-cell office:value-type="float" office:value="1204.21" calcext:value-type="float">
            <text:p>1204,21</text:p>
          </table:table-cell>
          <table:table-cell office:value-type="float" office:value="993" calcext:value-type="float">
            <text:p>993</text:p>
          </table:table-cell>
          <table:table-cell office:value-type="float" office:value="0.99992463350296" calcext:value-type="float">
            <text:p>0,99992463350296</text:p>
          </table:table-cell>
          <table:table-cell office:value-type="float" office:value="1006.35" calcext:value-type="float">
            <text:p>1006,35</text:p>
          </table:table-cell>
          <table:table-cell office:value-type="float" office:value="915" calcext:value-type="float">
            <text:p>915</text:p>
          </table:table-cell>
          <table:table-cell office:value-type="float" office:value="1.00783019781113" calcext:value-type="float">
            <text:p>1,00783019781113</text:p>
          </table:table-cell>
          <table:table-cell office:value-type="float" office:value="1367.77" calcext:value-type="float">
            <text:p>1367,77</text:p>
          </table:table-cell>
          <table:table-cell office:value-type="float" office:value="1160" calcext:value-type="float">
            <text:p>1160</text:p>
          </table:table-cell>
          <table:table-cell table:formula="of:=[.D21]-[.E21]" office:value-type="float" office:value="265.35" calcext:value-type="float">
            <text:p>265,35</text:p>
          </table:table-cell>
          <table:table-cell table:formula="of:=[.G21]-[.H21]" office:value-type="float" office:value="211.21" calcext:value-type="float">
            <text:p>211,21</text:p>
          </table:table-cell>
          <table:table-cell table:formula="of:=[.J21]-[.K21]" office:value-type="float" office:value="91.35" calcext:value-type="float">
            <text:p>91,35</text:p>
          </table:table-cell>
          <table:table-cell table:formula="of:=[.M21]-[.N21]" office:value-type="float" office:value="207.77" calcext:value-type="float">
            <text:p>207,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0783237218856811" calcext:value-type="float">
            <text:p>0,007832372188568</text:p>
          </table:table-cell>
          <table:table-cell office:value-type="float" office:value="1718.29" calcext:value-type="float">
            <text:p>1718,29</text:p>
          </table:table-cell>
          <table:table-cell office:value-type="float" office:value="1358" calcext:value-type="float">
            <text:p>1358</text:p>
          </table:table-cell>
          <table:table-cell office:value-type="float" office:value="0.0731628918647766" calcext:value-type="float">
            <text:p>0,073162891864777</text:p>
          </table:table-cell>
          <table:table-cell office:value-type="float" office:value="1210.12" calcext:value-type="float">
            <text:p>1210,12</text:p>
          </table:table-cell>
          <table:table-cell office:value-type="float" office:value="1014" calcext:value-type="float">
            <text:p>1014</text:p>
          </table:table-cell>
          <table:table-cell office:value-type="float" office:value="0.999916727542877" calcext:value-type="float">
            <text:p>0,999916727542877</text:p>
          </table:table-cell>
          <table:table-cell office:value-type="float" office:value="1019.81" calcext:value-type="float">
            <text:p>1019,81</text:p>
          </table:table-cell>
          <table:table-cell office:value-type="float" office:value="937" calcext:value-type="float">
            <text:p>937</text:p>
          </table:table-cell>
          <table:table-cell office:value-type="float" office:value="1.00717849969864" calcext:value-type="float">
            <text:p>1,00717849969864</text:p>
          </table:table-cell>
          <table:table-cell office:value-type="float" office:value="1360.38" calcext:value-type="float">
            <text:p>1360,38</text:p>
          </table:table-cell>
          <table:table-cell office:value-type="float" office:value="1152" calcext:value-type="float">
            <text:p>1152</text:p>
          </table:table-cell>
          <table:table-cell table:formula="of:=[.D22]-[.E22]" office:value-type="float" office:value="360.29" calcext:value-type="float">
            <text:p>360,29</text:p>
          </table:table-cell>
          <table:table-cell table:formula="of:=[.G22]-[.H22]" office:value-type="float" office:value="196.12" calcext:value-type="float">
            <text:p>196,12</text:p>
          </table:table-cell>
          <table:table-cell table:formula="of:=[.J22]-[.K22]" office:value-type="float" office:value="82.81" calcext:value-type="float">
            <text:p>82,81</text:p>
          </table:table-cell>
          <table:table-cell table:formula="of:=[.M22]-[.N22]" office:value-type="float" office:value="208.38" calcext:value-type="float">
            <text:p>208,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0577795028686523" calcext:value-type="float">
            <text:p>0,005777950286865</text:p>
          </table:table-cell>
          <table:table-cell office:value-type="float" office:value="1748.65" calcext:value-type="float">
            <text:p>1748,65</text:p>
          </table:table-cell>
          <table:table-cell office:value-type="float" office:value="1492" calcext:value-type="float">
            <text:p>1492</text:p>
          </table:table-cell>
          <table:table-cell office:value-type="float" office:value="0.0676864194869995" calcext:value-type="float">
            <text:p>0,067686419487</text:p>
          </table:table-cell>
          <table:table-cell office:value-type="float" office:value="1187.41" calcext:value-type="float">
            <text:p>1187,41</text:p>
          </table:table-cell>
          <table:table-cell office:value-type="float" office:value="995" calcext:value-type="float">
            <text:p>995</text:p>
          </table:table-cell>
          <table:table-cell office:value-type="float" office:value="0.999748728275299" calcext:value-type="float">
            <text:p>0,999748728275299</text:p>
          </table:table-cell>
          <table:table-cell office:value-type="float" office:value="976.09" calcext:value-type="float">
            <text:p>976,09</text:p>
          </table:table-cell>
          <table:table-cell office:value-type="float" office:value="896" calcext:value-type="float">
            <text:p>896</text:p>
          </table:table-cell>
          <table:table-cell office:value-type="float" office:value="1.00713662147522" calcext:value-type="float">
            <text:p>1,00713662147522</text:p>
          </table:table-cell>
          <table:table-cell office:value-type="float" office:value="1285.64" calcext:value-type="float">
            <text:p>1285,64</text:p>
          </table:table-cell>
          <table:table-cell office:value-type="float" office:value="1056" calcext:value-type="float">
            <text:p>1056</text:p>
          </table:table-cell>
          <table:table-cell table:formula="of:=[.D23]-[.E23]" office:value-type="float" office:value="256.65" calcext:value-type="float">
            <text:p>256,65</text:p>
          </table:table-cell>
          <table:table-cell table:formula="of:=[.G23]-[.H23]" office:value-type="float" office:value="192.41" calcext:value-type="float">
            <text:p>192,41</text:p>
          </table:table-cell>
          <table:table-cell table:formula="of:=[.J23]-[.K23]" office:value-type="float" office:value="80.09" calcext:value-type="float">
            <text:p>80,09</text:p>
          </table:table-cell>
          <table:table-cell table:formula="of:=[.M23]-[.N23]" office:value-type="float" office:value="229.64" calcext:value-type="float">
            <text:p>229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0807217121124268" calcext:value-type="float">
            <text:p>0,008072171211243</text:p>
          </table:table-cell>
          <table:table-cell office:value-type="float" office:value="1797.8" calcext:value-type="float">
            <text:p>1797,8</text:p>
          </table:table-cell>
          <table:table-cell office:value-type="float" office:value="1486" calcext:value-type="float">
            <text:p>1486</text:p>
          </table:table-cell>
          <table:table-cell office:value-type="float" office:value="0.0914344096183777" calcext:value-type="float">
            <text:p>0,091434409618378</text:p>
          </table:table-cell>
          <table:table-cell office:value-type="float" office:value="1230.33" calcext:value-type="float">
            <text:p>1230,33</text:p>
          </table:table-cell>
          <table:table-cell office:value-type="float" office:value="1009" calcext:value-type="float">
            <text:p>1009</text:p>
          </table:table-cell>
          <table:table-cell office:value-type="float" office:value="0.99989622592926" calcext:value-type="float">
            <text:p>0,99989622592926</text:p>
          </table:table-cell>
          <table:table-cell office:value-type="float" office:value="1028.71" calcext:value-type="float">
            <text:p>1028,71</text:p>
          </table:table-cell>
          <table:table-cell office:value-type="float" office:value="944" calcext:value-type="float">
            <text:p>944</text:p>
          </table:table-cell>
          <table:table-cell office:value-type="float" office:value="1.00758411645889" calcext:value-type="float">
            <text:p>1,00758411645889</text:p>
          </table:table-cell>
          <table:table-cell office:value-type="float" office:value="1418.67" calcext:value-type="float">
            <text:p>1418,67</text:p>
          </table:table-cell>
          <table:table-cell office:value-type="float" office:value="1216" calcext:value-type="float">
            <text:p>1216</text:p>
          </table:table-cell>
          <table:table-cell table:formula="of:=[.D24]-[.E24]" office:value-type="float" office:value="311.8" calcext:value-type="float">
            <text:p>311,8</text:p>
          </table:table-cell>
          <table:table-cell table:formula="of:=[.G24]-[.H24]" office:value-type="float" office:value="221.33" calcext:value-type="float">
            <text:p>221,33</text:p>
          </table:table-cell>
          <table:table-cell table:formula="of:=[.J24]-[.K24]" office:value-type="float" office:value="84.71" calcext:value-type="float">
            <text:p>84,71</text:p>
          </table:table-cell>
          <table:table-cell table:formula="of:=[.M24]-[.N24]" office:value-type="float" office:value="202.67" calcext:value-type="float">
            <text:p>202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0738305330276489" calcext:value-type="float">
            <text:p>0,007383053302765</text:p>
          </table:table-cell>
          <table:table-cell office:value-type="float" office:value="1789.42" calcext:value-type="float">
            <text:p>1789,42</text:p>
          </table:table-cell>
          <table:table-cell office:value-type="float" office:value="1454" calcext:value-type="float">
            <text:p>1454</text:p>
          </table:table-cell>
          <table:table-cell office:value-type="float" office:value="0.0919298505783081" calcext:value-type="float">
            <text:p>0,091929850578308</text:p>
          </table:table-cell>
          <table:table-cell office:value-type="float" office:value="1195.81" calcext:value-type="float">
            <text:p>1195,81</text:p>
          </table:table-cell>
          <table:table-cell office:value-type="float" office:value="1001" calcext:value-type="float">
            <text:p>1001</text:p>
          </table:table-cell>
          <table:table-cell office:value-type="float" office:value="0.999948163032532" calcext:value-type="float">
            <text:p>0,999948163032532</text:p>
          </table:table-cell>
          <table:table-cell office:value-type="float" office:value="1005.33" calcext:value-type="float">
            <text:p>1005,33</text:p>
          </table:table-cell>
          <table:table-cell office:value-type="float" office:value="851" calcext:value-type="float">
            <text:p>851</text:p>
          </table:table-cell>
          <table:table-cell office:value-type="float" office:value="1.00777973175049" calcext:value-type="float">
            <text:p>1,00777973175049</text:p>
          </table:table-cell>
          <table:table-cell office:value-type="float" office:value="1393.56" calcext:value-type="float">
            <text:p>1393,56</text:p>
          </table:table-cell>
          <table:table-cell office:value-type="float" office:value="1158" calcext:value-type="float">
            <text:p>1158</text:p>
          </table:table-cell>
          <table:table-cell table:formula="of:=[.D25]-[.E25]" office:value-type="float" office:value="335.42" calcext:value-type="float">
            <text:p>335,42</text:p>
          </table:table-cell>
          <table:table-cell table:formula="of:=[.G25]-[.H25]" office:value-type="float" office:value="194.81" calcext:value-type="float">
            <text:p>194,81</text:p>
          </table:table-cell>
          <table:table-cell table:formula="of:=[.J25]-[.K25]" office:value-type="float" office:value="154.33" calcext:value-type="float">
            <text:p>154,33</text:p>
          </table:table-cell>
          <table:table-cell table:formula="of:=[.M25]-[.N25]" office:value-type="float" office:value="235.56" calcext:value-type="float">
            <text:p>235,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0660419464111328" calcext:value-type="float">
            <text:p>0,006604194641113</text:p>
          </table:table-cell>
          <table:table-cell office:value-type="float" office:value="1746.39" calcext:value-type="float">
            <text:p>1746,39</text:p>
          </table:table-cell>
          <table:table-cell office:value-type="float" office:value="1436" calcext:value-type="float">
            <text:p>1436</text:p>
          </table:table-cell>
          <table:table-cell office:value-type="float" office:value="0.0770159769058227" calcext:value-type="float">
            <text:p>0,077015976905823</text:p>
          </table:table-cell>
          <table:table-cell office:value-type="float" office:value="1185.76" calcext:value-type="float">
            <text:p>1185,76</text:p>
          </table:table-cell>
          <table:table-cell office:value-type="float" office:value="978" calcext:value-type="float">
            <text:p>978</text:p>
          </table:table-cell>
          <table:table-cell office:value-type="float" office:value="0.999607031345367" calcext:value-type="float">
            <text:p>0,999607031345367</text:p>
          </table:table-cell>
          <table:table-cell office:value-type="float" office:value="995.58" calcext:value-type="float">
            <text:p>995,58</text:p>
          </table:table-cell>
          <table:table-cell office:value-type="float" office:value="906" calcext:value-type="float">
            <text:p>906</text:p>
          </table:table-cell>
          <table:table-cell office:value-type="float" office:value="1.00768571615219" calcext:value-type="float">
            <text:p>1,00768571615219</text:p>
          </table:table-cell>
          <table:table-cell office:value-type="float" office:value="1305.65" calcext:value-type="float">
            <text:p>1305,65</text:p>
          </table:table-cell>
          <table:table-cell office:value-type="float" office:value="1113" calcext:value-type="float">
            <text:p>1113</text:p>
          </table:table-cell>
          <table:table-cell table:formula="of:=[.D26]-[.E26]" office:value-type="float" office:value="310.39" calcext:value-type="float">
            <text:p>310,39</text:p>
          </table:table-cell>
          <table:table-cell table:formula="of:=[.G26]-[.H26]" office:value-type="float" office:value="207.76" calcext:value-type="float">
            <text:p>207,76</text:p>
          </table:table-cell>
          <table:table-cell table:formula="of:=[.J26]-[.K26]" office:value-type="float" office:value="89.58" calcext:value-type="float">
            <text:p>89,58</text:p>
          </table:table-cell>
          <table:table-cell table:formula="of:=[.M26]-[.N26]" office:value-type="float" office:value="192.65" calcext:value-type="float">
            <text:p>192,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0792455434799194" calcext:value-type="float">
            <text:p>0,007924554347992</text:p>
          </table:table-cell>
          <table:table-cell office:value-type="float" office:value="1708.63" calcext:value-type="float">
            <text:p>1708,63</text:p>
          </table:table-cell>
          <table:table-cell office:value-type="float" office:value="1356" calcext:value-type="float">
            <text:p>1356</text:p>
          </table:table-cell>
          <table:table-cell office:value-type="float" office:value="0.0855960965156555" calcext:value-type="float">
            <text:p>0,085596096515656</text:p>
          </table:table-cell>
          <table:table-cell office:value-type="float" office:value="1200.1" calcext:value-type="float">
            <text:p>1200,1</text:p>
          </table:table-cell>
          <table:table-cell office:value-type="float" office:value="1012" calcext:value-type="float">
            <text:p>1012</text:p>
          </table:table-cell>
          <table:table-cell office:value-type="float" office:value="0.999575679302216" calcext:value-type="float">
            <text:p>0,999575679302216</text:p>
          </table:table-cell>
          <table:table-cell office:value-type="float" office:value="978.62" calcext:value-type="float">
            <text:p>978,62</text:p>
          </table:table-cell>
          <table:table-cell office:value-type="float" office:value="891" calcext:value-type="float">
            <text:p>891</text:p>
          </table:table-cell>
          <table:table-cell office:value-type="float" office:value="1.00767741203308" calcext:value-type="float">
            <text:p>1,00767741203308</text:p>
          </table:table-cell>
          <table:table-cell office:value-type="float" office:value="1326.78" calcext:value-type="float">
            <text:p>1326,78</text:p>
          </table:table-cell>
          <table:table-cell office:value-type="float" office:value="1156" calcext:value-type="float">
            <text:p>1156</text:p>
          </table:table-cell>
          <table:table-cell table:formula="of:=[.D27]-[.E27]" office:value-type="float" office:value="352.63" calcext:value-type="float">
            <text:p>352,63</text:p>
          </table:table-cell>
          <table:table-cell table:formula="of:=[.G27]-[.H27]" office:value-type="float" office:value="188.1" calcext:value-type="float">
            <text:p>188,1</text:p>
          </table:table-cell>
          <table:table-cell table:formula="of:=[.J27]-[.K27]" office:value-type="float" office:value="87.62" calcext:value-type="float">
            <text:p>87,62</text:p>
          </table:table-cell>
          <table:table-cell table:formula="of:=[.M27]-[.N27]" office:value-type="float" office:value="170.78" calcext:value-type="float">
            <text:p>170,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060191011428833" calcext:value-type="float">
            <text:p>0,006019101142883</text:p>
          </table:table-cell>
          <table:table-cell office:value-type="float" office:value="1718.04" calcext:value-type="float">
            <text:p>1718,04</text:p>
          </table:table-cell>
          <table:table-cell office:value-type="float" office:value="1411" calcext:value-type="float">
            <text:p>1411</text:p>
          </table:table-cell>
          <table:table-cell office:value-type="float" office:value="0.0677850294113159" calcext:value-type="float">
            <text:p>0,067785029411316</text:p>
          </table:table-cell>
          <table:table-cell office:value-type="float" office:value="1152.14" calcext:value-type="float">
            <text:p>1152,14</text:p>
          </table:table-cell>
          <table:table-cell office:value-type="float" office:value="996" calcext:value-type="float">
            <text:p>996</text:p>
          </table:table-cell>
          <table:table-cell office:value-type="float" office:value="0.999859416484833" calcext:value-type="float">
            <text:p>0,999859416484833</text:p>
          </table:table-cell>
          <table:table-cell office:value-type="float" office:value="993.7" calcext:value-type="float">
            <text:p>993,7</text:p>
          </table:table-cell>
          <table:table-cell office:value-type="float" office:value="936" calcext:value-type="float">
            <text:p>936</text:p>
          </table:table-cell>
          <table:table-cell office:value-type="float" office:value="1.00804653406143" calcext:value-type="float">
            <text:p>1,00804653406143</text:p>
          </table:table-cell>
          <table:table-cell office:value-type="float" office:value="1277.06" calcext:value-type="float">
            <text:p>1277,06</text:p>
          </table:table-cell>
          <table:table-cell office:value-type="float" office:value="1100" calcext:value-type="float">
            <text:p>1100</text:p>
          </table:table-cell>
          <table:table-cell table:formula="of:=[.D28]-[.E28]" office:value-type="float" office:value="307.04" calcext:value-type="float">
            <text:p>307,04</text:p>
          </table:table-cell>
          <table:table-cell table:formula="of:=[.G28]-[.H28]" office:value-type="float" office:value="156.14" calcext:value-type="float">
            <text:p>156,14</text:p>
          </table:table-cell>
          <table:table-cell table:formula="of:=[.J28]-[.K28]" office:value-type="float" office:value="57.7000000000001" calcext:value-type="float">
            <text:p>57,7000000000001</text:p>
          </table:table-cell>
          <table:table-cell table:formula="of:=[.M28]-[.N28]" office:value-type="float" office:value="177.06" calcext:value-type="float">
            <text:p>177,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0891194581985474" calcext:value-type="float">
            <text:p>0,008911945819855</text:p>
          </table:table-cell>
          <table:table-cell office:value-type="float" office:value="1660.14" calcext:value-type="float">
            <text:p>1660,14</text:p>
          </table:table-cell>
          <table:table-cell office:value-type="float" office:value="1405" calcext:value-type="float">
            <text:p>1405</text:p>
          </table:table-cell>
          <table:table-cell office:value-type="float" office:value="0.0811416244506836" calcext:value-type="float">
            <text:p>0,081141624450684</text:p>
          </table:table-cell>
          <table:table-cell office:value-type="float" office:value="1195.24" calcext:value-type="float">
            <text:p>1195,24</text:p>
          </table:table-cell>
          <table:table-cell office:value-type="float" office:value="968" calcext:value-type="float">
            <text:p>968</text:p>
          </table:table-cell>
          <table:table-cell office:value-type="float" office:value="0.999765558242798" calcext:value-type="float">
            <text:p>0,999765558242798</text:p>
          </table:table-cell>
          <table:table-cell office:value-type="float" office:value="992.63" calcext:value-type="float">
            <text:p>992,63</text:p>
          </table:table-cell>
          <table:table-cell office:value-type="float" office:value="902" calcext:value-type="float">
            <text:p>902</text:p>
          </table:table-cell>
          <table:table-cell office:value-type="float" office:value="1.0080623459816" calcext:value-type="float">
            <text:p>1,0080623459816</text:p>
          </table:table-cell>
          <table:table-cell office:value-type="float" office:value="1320.07" calcext:value-type="float">
            <text:p>1320,07</text:p>
          </table:table-cell>
          <table:table-cell office:value-type="float" office:value="1146" calcext:value-type="float">
            <text:p>1146</text:p>
          </table:table-cell>
          <table:table-cell table:formula="of:=[.D29]-[.E29]" office:value-type="float" office:value="255.14" calcext:value-type="float">
            <text:p>255,14</text:p>
          </table:table-cell>
          <table:table-cell table:formula="of:=[.G29]-[.H29]" office:value-type="float" office:value="227.24" calcext:value-type="float">
            <text:p>227,24</text:p>
          </table:table-cell>
          <table:table-cell table:formula="of:=[.J29]-[.K29]" office:value-type="float" office:value="90.63" calcext:value-type="float">
            <text:p>90,63</text:p>
          </table:table-cell>
          <table:table-cell table:formula="of:=[.M29]-[.N29]" office:value-type="float" office:value="174.07" calcext:value-type="float">
            <text:p>174,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077043080329895" calcext:value-type="float">
            <text:p>0,00770430803299</text:p>
          </table:table-cell>
          <table:table-cell office:value-type="float" office:value="1661.9" calcext:value-type="float">
            <text:p>1661,9</text:p>
          </table:table-cell>
          <table:table-cell office:value-type="float" office:value="1320" calcext:value-type="float">
            <text:p>1320</text:p>
          </table:table-cell>
          <table:table-cell office:value-type="float" office:value="0.0777007794380188" calcext:value-type="float">
            <text:p>0,077700779438019</text:p>
          </table:table-cell>
          <table:table-cell office:value-type="float" office:value="1171.25" calcext:value-type="float">
            <text:p>1171,25</text:p>
          </table:table-cell>
          <table:table-cell office:value-type="float" office:value="991" calcext:value-type="float">
            <text:p>991</text:p>
          </table:table-cell>
          <table:table-cell office:value-type="float" office:value="0.999693973064423" calcext:value-type="float">
            <text:p>0,999693973064423</text:p>
          </table:table-cell>
          <table:table-cell office:value-type="float" office:value="985.33" calcext:value-type="float">
            <text:p>985,33</text:p>
          </table:table-cell>
          <table:table-cell office:value-type="float" office:value="894" calcext:value-type="float">
            <text:p>894</text:p>
          </table:table-cell>
          <table:table-cell office:value-type="float" office:value="1.00751167058945" calcext:value-type="float">
            <text:p>1,00751167058945</text:p>
          </table:table-cell>
          <table:table-cell office:value-type="float" office:value="1320.34" calcext:value-type="float">
            <text:p>1320,34</text:p>
          </table:table-cell>
          <table:table-cell office:value-type="float" office:value="1132" calcext:value-type="float">
            <text:p>1132</text:p>
          </table:table-cell>
          <table:table-cell table:formula="of:=[.D30]-[.E30]" office:value-type="float" office:value="341.9" calcext:value-type="float">
            <text:p>341,9</text:p>
          </table:table-cell>
          <table:table-cell table:formula="of:=[.G30]-[.H30]" office:value-type="float" office:value="180.25" calcext:value-type="float">
            <text:p>180,25</text:p>
          </table:table-cell>
          <table:table-cell table:formula="of:=[.J30]-[.K30]" office:value-type="float" office:value="91.33" calcext:value-type="float">
            <text:p>91,33</text:p>
          </table:table-cell>
          <table:table-cell table:formula="of:=[.M30]-[.N30]" office:value-type="float" office:value="188.34" calcext:value-type="float">
            <text:p>188,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0740478992462158" calcext:value-type="float">
            <text:p>0,007404789924622</text:p>
          </table:table-cell>
          <table:table-cell office:value-type="float" office:value="1722.62" calcext:value-type="float">
            <text:p>1722,62</text:p>
          </table:table-cell>
          <table:table-cell office:value-type="float" office:value="1362" calcext:value-type="float">
            <text:p>1362</text:p>
          </table:table-cell>
          <table:table-cell office:value-type="float" office:value="0.0814421844482422" calcext:value-type="float">
            <text:p>0,081442184448242</text:p>
          </table:table-cell>
          <table:table-cell office:value-type="float" office:value="1191.59" calcext:value-type="float">
            <text:p>1191,59</text:p>
          </table:table-cell>
          <table:table-cell office:value-type="float" office:value="1026" calcext:value-type="float">
            <text:p>1026</text:p>
          </table:table-cell>
          <table:table-cell office:value-type="float" office:value="0.999646949768066" calcext:value-type="float">
            <text:p>0,999646949768066</text:p>
          </table:table-cell>
          <table:table-cell office:value-type="float" office:value="986.87" calcext:value-type="float">
            <text:p>986,87</text:p>
          </table:table-cell>
          <table:table-cell office:value-type="float" office:value="873" calcext:value-type="float">
            <text:p>873</text:p>
          </table:table-cell>
          <table:table-cell office:value-type="float" office:value="1.00694236278534" calcext:value-type="float">
            <text:p>1,00694236278534</text:p>
          </table:table-cell>
          <table:table-cell office:value-type="float" office:value="1308.04" calcext:value-type="float">
            <text:p>1308,04</text:p>
          </table:table-cell>
          <table:table-cell office:value-type="float" office:value="1109" calcext:value-type="float">
            <text:p>1109</text:p>
          </table:table-cell>
          <table:table-cell table:formula="of:=[.D31]-[.E31]" office:value-type="float" office:value="360.62" calcext:value-type="float">
            <text:p>360,62</text:p>
          </table:table-cell>
          <table:table-cell table:formula="of:=[.G31]-[.H31]" office:value-type="float" office:value="165.59" calcext:value-type="float">
            <text:p>165,59</text:p>
          </table:table-cell>
          <table:table-cell table:formula="of:=[.J31]-[.K31]" office:value-type="float" office:value="113.87" calcext:value-type="float">
            <text:p>113,87</text:p>
          </table:table-cell>
          <table:table-cell table:formula="of:=[.M31]-[.N31]" office:value-type="float" office:value="199.04" calcext:value-type="float">
            <text:p>199,04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213839590549469" calcext:value-type="float">
            <text:p>0,213839590549469</text:p>
          </table:table-cell>
          <table:table-cell table:formula="of:=SUM([.D2:.D31])" office:value-type="float" office:value="51629.51" calcext:value-type="float">
            <text:p>51629,51</text:p>
          </table:table-cell>
          <table:table-cell table:formula="of:=SUM([.E2:.E31])" office:value-type="float" office:value="41818" calcext:value-type="float">
            <text:p>41818</text:p>
          </table:table-cell>
          <table:table-cell table:formula="of:=SUM([.F2:.F31])" office:value-type="float" office:value="2.2823544883728" calcext:value-type="float">
            <text:p>2,2823544883728</text:p>
          </table:table-cell>
          <table:table-cell table:formula="of:=SUM([.G2:.G31])" office:value-type="float" office:value="35957.97" calcext:value-type="float">
            <text:p>35957,97</text:p>
          </table:table-cell>
          <table:table-cell table:formula="of:=SUM([.H2:.H31])" office:value-type="float" office:value="30008" calcext:value-type="float">
            <text:p>30008</text:p>
          </table:table-cell>
          <table:table-cell table:formula="of:=SUM([.I2:.I31])" office:value-type="float" office:value="29.9925539827347" calcext:value-type="float">
            <text:p>29,9925539827347</text:p>
          </table:table-cell>
          <table:table-cell table:formula="of:=SUM([.J2:.J31])" office:value-type="float" office:value="30100.14" calcext:value-type="float">
            <text:p>30100,14</text:p>
          </table:table-cell>
          <table:table-cell table:formula="of:=SUM([.K2:.K31])" office:value-type="float" office:value="27143" calcext:value-type="float">
            <text:p>27143</text:p>
          </table:table-cell>
          <table:table-cell table:formula="of:=SUM([.L2:.L31])" office:value-type="float" office:value="30.222011885643" calcext:value-type="float">
            <text:p>30,222011885643</text:p>
          </table:table-cell>
          <table:table-cell table:formula="of:=SUM([.M2:.M31])" office:value-type="float" office:value="40092.36" calcext:value-type="float">
            <text:p>40092,36</text:p>
          </table:table-cell>
          <table:table-cell table:formula="of:=SUM([.N2:.N31])" office:value-type="float" office:value="34070" calcext:value-type="float">
            <text:p>34070</text:p>
          </table:table-cell>
          <table:table-cell table:formula="of:=SUM([.O2:.O31])/30" office:value-type="float" office:value="327.050333333333" calcext:value-type="float">
            <text:p>327,050333333333</text:p>
          </table:table-cell>
          <table:table-cell table:formula="of:=SUM([.P2:.P31])/30" office:value-type="float" office:value="198.332333333333" calcext:value-type="float">
            <text:p>198,332333333333</text:p>
          </table:table-cell>
          <table:table-cell table:formula="of:=SUM([.Q2:.Q31])/30" office:value-type="float" office:value="98.5713333333333" calcext:value-type="float">
            <text:p>98,5713333333333</text:p>
          </table:table-cell>
          <table:table-cell table:formula="of:=SUM([.R2:.R31])/30" office:value-type="float" office:value="200.745333333333" calcext:value-type="float">
            <text:p>200,745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08:55:41.9854327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09:01:50.957375215</dc:date>
    <meta:editing-duration>PT12M45S</meta:editing-duration>
    <meta:editing-cycles>7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7cm" svg:y="0.172cm" chart:style-name="ch2">
          <text:p>3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D31 'TESTBENCH_metaheu_ls_vnd_bvns_ts__niter_10_search_anxious_init_group_memory_10_times4ave_25_maxs_1.0'.G1:'TESTBENCH_metaheu_ls_vnd_bvns_ts__niter_10_search_anxious_init_group_memory_10_times4ave_25_maxs_1.0'.G31 'TESTBENCH_metaheu_ls_vnd_bvns_ts__niter_10_search_anxious_init_group_memory_10_times4ave_25_maxs_1.0'.J1:'TESTBENCH_metaheu_ls_vnd_bvns_ts__niter_10_search_anxious_init_group_memory_10_times4ave_25_maxs_1.0'.J31 'TESTBENCH_metaheu_ls_vnd_bvns_ts__niter_10_search_anxious_init_group_memory_10_times4ave_25_maxs_1.0'.M1:'TESTBENCH_metaheu_ls_vnd_bvns_ts__niter_10_search_anxious_init_group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165.47">
                <text:p>1165.47</text:p>
              </table:table-cell>
              <table:table-cell office:value-type="float" office:value="981.26">
                <text:p>981.26</text:p>
              </table:table-cell>
              <table:table-cell office:value-type="float" office:value="1305.09">
                <text:p>1305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165.2">
                <text:p>1165.2</text:p>
              </table:table-cell>
              <table:table-cell office:value-type="float" office:value="966.68">
                <text:p>966.68</text:p>
              </table:table-cell>
              <table:table-cell office:value-type="float" office:value="1304.74">
                <text:p>1304.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221.88">
                <text:p>1221.88</text:p>
              </table:table-cell>
              <table:table-cell office:value-type="float" office:value="1032.53">
                <text:p>1032.53</text:p>
              </table:table-cell>
              <table:table-cell office:value-type="float" office:value="1361.33">
                <text:p>1361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176.65">
                <text:p>1176.65</text:p>
              </table:table-cell>
              <table:table-cell office:value-type="float" office:value="999.15">
                <text:p>999.15</text:p>
              </table:table-cell>
              <table:table-cell office:value-type="float" office:value="1321.91">
                <text:p>1321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200.22">
                <text:p>1200.22</text:p>
              </table:table-cell>
              <table:table-cell office:value-type="float" office:value="1011.37">
                <text:p>1011.37</text:p>
              </table:table-cell>
              <table:table-cell office:value-type="float" office:value="1345.65">
                <text:p>1345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180.57">
                <text:p>1180.57</text:p>
              </table:table-cell>
              <table:table-cell office:value-type="float" office:value="999.87">
                <text:p>999.87</text:p>
              </table:table-cell>
              <table:table-cell office:value-type="float" office:value="1333.04">
                <text:p>133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225.29">
                <text:p>1225.29</text:p>
              </table:table-cell>
              <table:table-cell office:value-type="float" office:value="991.6">
                <text:p>991.6</text:p>
              </table:table-cell>
              <table:table-cell office:value-type="float" office:value="1404.64">
                <text:p>1404.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222.31">
                <text:p>1222.31</text:p>
              </table:table-cell>
              <table:table-cell office:value-type="float" office:value="1029.33">
                <text:p>1029.33</text:p>
              </table:table-cell>
              <table:table-cell office:value-type="float" office:value="1362.27">
                <text:p>136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24.93">
                <text:p>1224.93</text:p>
              </table:table-cell>
              <table:table-cell office:value-type="float" office:value="1021.98">
                <text:p>1021.98</text:p>
              </table:table-cell>
              <table:table-cell office:value-type="float" office:value="1346.1">
                <text:p>1346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206.2">
                <text:p>1206.2</text:p>
              </table:table-cell>
              <table:table-cell office:value-type="float" office:value="1018.52">
                <text:p>1018.52</text:p>
              </table:table-cell>
              <table:table-cell office:value-type="float" office:value="1358.19">
                <text:p>1358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193.06">
                <text:p>1193.06</text:p>
              </table:table-cell>
              <table:table-cell office:value-type="float" office:value="995.55">
                <text:p>995.55</text:p>
              </table:table-cell>
              <table:table-cell office:value-type="float" office:value="1351.11">
                <text:p>1351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192.97">
                <text:p>1192.97</text:p>
              </table:table-cell>
              <table:table-cell office:value-type="float" office:value="1010.64">
                <text:p>1010.64</text:p>
              </table:table-cell>
              <table:table-cell office:value-type="float" office:value="1344.78">
                <text:p>1344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261.55">
                <text:p>1261.55</text:p>
              </table:table-cell>
              <table:table-cell office:value-type="float" office:value="1033.19">
                <text:p>1033.19</text:p>
              </table:table-cell>
              <table:table-cell office:value-type="float" office:value="1329.8">
                <text:p>132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217.79">
                <text:p>1217.79</text:p>
              </table:table-cell>
              <table:table-cell office:value-type="float" office:value="1006.6">
                <text:p>1006.6</text:p>
              </table:table-cell>
              <table:table-cell office:value-type="float" office:value="1346.19">
                <text:p>1346.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214.24">
                <text:p>1214.24</text:p>
              </table:table-cell>
              <table:table-cell office:value-type="float" office:value="1026.08">
                <text:p>1026.08</text:p>
              </table:table-cell>
              <table:table-cell office:value-type="float" office:value="1348.62">
                <text:p>1348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162.76">
                <text:p>1162.76</text:p>
              </table:table-cell>
              <table:table-cell office:value-type="float" office:value="998.94">
                <text:p>998.94</text:p>
              </table:table-cell>
              <table:table-cell office:value-type="float" office:value="1304.44">
                <text:p>1304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226.65">
                <text:p>1226.65</text:p>
              </table:table-cell>
              <table:table-cell office:value-type="float" office:value="1017.34">
                <text:p>1017.34</text:p>
              </table:table-cell>
              <table:table-cell office:value-type="float" office:value="1347.15">
                <text:p>1347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172.08">
                <text:p>1172.08</text:p>
              </table:table-cell>
              <table:table-cell office:value-type="float" office:value="994.2">
                <text:p>994.2</text:p>
              </table:table-cell>
              <table:table-cell office:value-type="float" office:value="1312.64">
                <text:p>1312.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204.21">
                <text:p>1204.21</text:p>
              </table:table-cell>
              <table:table-cell office:value-type="float" office:value="1006.35">
                <text:p>1006.35</text:p>
              </table:table-cell>
              <table:table-cell office:value-type="float" office:value="1367.77">
                <text:p>1367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210.12">
                <text:p>1210.12</text:p>
              </table:table-cell>
              <table:table-cell office:value-type="float" office:value="1019.81">
                <text:p>1019.81</text:p>
              </table:table-cell>
              <table:table-cell office:value-type="float" office:value="1360.38">
                <text:p>1360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187.41">
                <text:p>1187.41</text:p>
              </table:table-cell>
              <table:table-cell office:value-type="float" office:value="976.09">
                <text:p>976.09</text:p>
              </table:table-cell>
              <table:table-cell office:value-type="float" office:value="1285.64">
                <text:p>1285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230.33">
                <text:p>1230.33</text:p>
              </table:table-cell>
              <table:table-cell office:value-type="float" office:value="1028.71">
                <text:p>1028.71</text:p>
              </table:table-cell>
              <table:table-cell office:value-type="float" office:value="1418.67">
                <text:p>141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195.81">
                <text:p>1195.81</text:p>
              </table:table-cell>
              <table:table-cell office:value-type="float" office:value="1005.33">
                <text:p>1005.33</text:p>
              </table:table-cell>
              <table:table-cell office:value-type="float" office:value="1393.56">
                <text:p>1393.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185.76">
                <text:p>1185.76</text:p>
              </table:table-cell>
              <table:table-cell office:value-type="float" office:value="995.58">
                <text:p>995.58</text:p>
              </table:table-cell>
              <table:table-cell office:value-type="float" office:value="1305.65">
                <text:p>1305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200.1">
                <text:p>1200.1</text:p>
              </table:table-cell>
              <table:table-cell office:value-type="float" office:value="978.62">
                <text:p>978.62</text:p>
              </table:table-cell>
              <table:table-cell office:value-type="float" office:value="1326.78">
                <text:p>1326.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152.14">
                <text:p>1152.14</text:p>
              </table:table-cell>
              <table:table-cell office:value-type="float" office:value="993.7">
                <text:p>993.7</text:p>
              </table:table-cell>
              <table:table-cell office:value-type="float" office:value="1277.06">
                <text:p>1277.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195.24">
                <text:p>1195.24</text:p>
              </table:table-cell>
              <table:table-cell office:value-type="float" office:value="992.63">
                <text:p>992.63</text:p>
              </table:table-cell>
              <table:table-cell office:value-type="float" office:value="1320.07">
                <text:p>1320.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171.25">
                <text:p>1171.25</text:p>
              </table:table-cell>
              <table:table-cell office:value-type="float" office:value="985.33">
                <text:p>985.33</text:p>
              </table:table-cell>
              <table:table-cell office:value-type="float" office:value="1320.34">
                <text:p>1320.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191.59">
                <text:p>1191.59</text:p>
              </table:table-cell>
              <table:table-cell office:value-type="float" office:value="986.87">
                <text:p>986.87</text:p>
              </table:table-cell>
              <table:table-cell office:value-type="float" office:value="1308.04">
                <text:p>1308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3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E31 'TESTBENCH_metaheu_ls_vnd_bvns_ts__niter_10_search_anxious_init_group_memory_10_times4ave_25_maxs_1.0'.G1:'TESTBENCH_metaheu_ls_vnd_bvns_ts__niter_10_search_anxious_init_group_memory_10_times4ave_25_maxs_1.0'.H31 'TESTBENCH_metaheu_ls_vnd_bvns_ts__niter_10_search_anxious_init_group_memory_10_times4ave_25_maxs_1.0'.J1:'TESTBENCH_metaheu_ls_vnd_bvns_ts__niter_10_search_anxious_init_group_memory_10_times4ave_25_maxs_1.0'.K31 'TESTBENCH_metaheu_ls_vnd_bvns_ts__niter_10_search_anxious_init_group_memory_10_times4ave_25_maxs_1.0'.M1:'TESTBENCH_metaheu_ls_vnd_bvns_ts__niter_10_search_anxious_init_group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12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series chart:style-name="ch13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series chart:style-name="ch14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457">
                <text:p>1457</text:p>
              </table:table-cell>
              <table:table-cell office:value-type="float" office:value="1165.47">
                <text:p>1165.47</text:p>
              </table:table-cell>
              <table:table-cell office:value-type="float" office:value="972">
                <text:p>972</text:p>
              </table:table-cell>
              <table:table-cell office:value-type="float" office:value="981.26">
                <text:p>981.26</text:p>
              </table:table-cell>
              <table:table-cell office:value-type="float" office:value="877">
                <text:p>877</text:p>
              </table:table-cell>
              <table:table-cell office:value-type="float" office:value="1305.09">
                <text:p>1305.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267">
                <text:p>1267</text:p>
              </table:table-cell>
              <table:table-cell office:value-type="float" office:value="1165.2">
                <text:p>1165.2</text:p>
              </table:table-cell>
              <table:table-cell office:value-type="float" office:value="969">
                <text:p>969</text:p>
              </table:table-cell>
              <table:table-cell office:value-type="float" office:value="966.68">
                <text:p>966.68</text:p>
              </table:table-cell>
              <table:table-cell office:value-type="float" office:value="870">
                <text:p>870</text:p>
              </table:table-cell>
              <table:table-cell office:value-type="float" office:value="1304.74">
                <text:p>1304.7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411">
                <text:p>1411</text:p>
              </table:table-cell>
              <table:table-cell office:value-type="float" office:value="1221.88">
                <text:p>1221.88</text:p>
              </table:table-cell>
              <table:table-cell office:value-type="float" office:value="1039">
                <text:p>1039</text:p>
              </table:table-cell>
              <table:table-cell office:value-type="float" office:value="1032.53">
                <text:p>1032.53</text:p>
              </table:table-cell>
              <table:table-cell office:value-type="float" office:value="927">
                <text:p>927</text:p>
              </table:table-cell>
              <table:table-cell office:value-type="float" office:value="1361.33">
                <text:p>1361.3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436">
                <text:p>1436</text:p>
              </table:table-cell>
              <table:table-cell office:value-type="float" office:value="1176.65">
                <text:p>1176.65</text:p>
              </table:table-cell>
              <table:table-cell office:value-type="float" office:value="986">
                <text:p>986</text:p>
              </table:table-cell>
              <table:table-cell office:value-type="float" office:value="999.15">
                <text:p>999.15</text:p>
              </table:table-cell>
              <table:table-cell office:value-type="float" office:value="886">
                <text:p>886</text:p>
              </table:table-cell>
              <table:table-cell office:value-type="float" office:value="1321.91">
                <text:p>1321.9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345">
                <text:p>1345</text:p>
              </table:table-cell>
              <table:table-cell office:value-type="float" office:value="1200.22">
                <text:p>1200.22</text:p>
              </table:table-cell>
              <table:table-cell office:value-type="float" office:value="984">
                <text:p>984</text:p>
              </table:table-cell>
              <table:table-cell office:value-type="float" office:value="1011.37">
                <text:p>1011.37</text:p>
              </table:table-cell>
              <table:table-cell office:value-type="float" office:value="900">
                <text:p>900</text:p>
              </table:table-cell>
              <table:table-cell office:value-type="float" office:value="1345.65">
                <text:p>1345.6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364">
                <text:p>1364</text:p>
              </table:table-cell>
              <table:table-cell office:value-type="float" office:value="1180.57">
                <text:p>1180.57</text:p>
              </table:table-cell>
              <table:table-cell office:value-type="float" office:value="992">
                <text:p>992</text:p>
              </table:table-cell>
              <table:table-cell office:value-type="float" office:value="999.87">
                <text:p>999.87</text:p>
              </table:table-cell>
              <table:table-cell office:value-type="float" office:value="915">
                <text:p>915</text:p>
              </table:table-cell>
              <table:table-cell office:value-type="float" office:value="1333.04">
                <text:p>1333.0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447">
                <text:p>1447</text:p>
              </table:table-cell>
              <table:table-cell office:value-type="float" office:value="1225.29">
                <text:p>1225.29</text:p>
              </table:table-cell>
              <table:table-cell office:value-type="float" office:value="1028">
                <text:p>1028</text:p>
              </table:table-cell>
              <table:table-cell office:value-type="float" office:value="991.6">
                <text:p>991.6</text:p>
              </table:table-cell>
              <table:table-cell office:value-type="float" office:value="900">
                <text:p>900</text:p>
              </table:table-cell>
              <table:table-cell office:value-type="float" office:value="1404.64">
                <text:p>1404.6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348">
                <text:p>1348</text:p>
              </table:table-cell>
              <table:table-cell office:value-type="float" office:value="1222.31">
                <text:p>1222.31</text:p>
              </table:table-cell>
              <table:table-cell office:value-type="float" office:value="1062">
                <text:p>1062</text:p>
              </table:table-cell>
              <table:table-cell office:value-type="float" office:value="1029.33">
                <text:p>1029.33</text:p>
              </table:table-cell>
              <table:table-cell office:value-type="float" office:value="935">
                <text:p>935</text:p>
              </table:table-cell>
              <table:table-cell office:value-type="float" office:value="1362.27">
                <text:p>1362.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87">
                <text:p>1287</text:p>
              </table:table-cell>
              <table:table-cell office:value-type="float" office:value="1224.93">
                <text:p>1224.93</text:p>
              </table:table-cell>
              <table:table-cell office:value-type="float" office:value="1017">
                <text:p>1017</text:p>
              </table:table-cell>
              <table:table-cell office:value-type="float" office:value="1021.98">
                <text:p>1021.98</text:p>
              </table:table-cell>
              <table:table-cell office:value-type="float" office:value="911">
                <text:p>911</text:p>
              </table:table-cell>
              <table:table-cell office:value-type="float" office:value="1346.1">
                <text:p>1346.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340">
                <text:p>1340</text:p>
              </table:table-cell>
              <table:table-cell office:value-type="float" office:value="1206.2">
                <text:p>1206.2</text:p>
              </table:table-cell>
              <table:table-cell office:value-type="float" office:value="1006">
                <text:p>1006</text:p>
              </table:table-cell>
              <table:table-cell office:value-type="float" office:value="1018.52">
                <text:p>1018.52</text:p>
              </table:table-cell>
              <table:table-cell office:value-type="float" office:value="913">
                <text:p>913</text:p>
              </table:table-cell>
              <table:table-cell office:value-type="float" office:value="1358.19">
                <text:p>1358.1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466">
                <text:p>1466</text:p>
              </table:table-cell>
              <table:table-cell office:value-type="float" office:value="1193.06">
                <text:p>1193.06</text:p>
              </table:table-cell>
              <table:table-cell office:value-type="float" office:value="995">
                <text:p>995</text:p>
              </table:table-cell>
              <table:table-cell office:value-type="float" office:value="995.55">
                <text:p>995.55</text:p>
              </table:table-cell>
              <table:table-cell office:value-type="float" office:value="927">
                <text:p>927</text:p>
              </table:table-cell>
              <table:table-cell office:value-type="float" office:value="1351.11">
                <text:p>1351.1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460">
                <text:p>1460</text:p>
              </table:table-cell>
              <table:table-cell office:value-type="float" office:value="1192.97">
                <text:p>1192.97</text:p>
              </table:table-cell>
              <table:table-cell office:value-type="float" office:value="984">
                <text:p>984</text:p>
              </table:table-cell>
              <table:table-cell office:value-type="float" office:value="1010.64">
                <text:p>1010.64</text:p>
              </table:table-cell>
              <table:table-cell office:value-type="float" office:value="851">
                <text:p>851</text:p>
              </table:table-cell>
              <table:table-cell office:value-type="float" office:value="1344.78">
                <text:p>1344.7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426">
                <text:p>1426</text:p>
              </table:table-cell>
              <table:table-cell office:value-type="float" office:value="1261.55">
                <text:p>1261.55</text:p>
              </table:table-cell>
              <table:table-cell office:value-type="float" office:value="983">
                <text:p>983</text:p>
              </table:table-cell>
              <table:table-cell office:value-type="float" office:value="1033.19">
                <text:p>1033.19</text:p>
              </table:table-cell>
              <table:table-cell office:value-type="float" office:value="917">
                <text:p>917</text:p>
              </table:table-cell>
              <table:table-cell office:value-type="float" office:value="1329.8">
                <text:p>1329.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401">
                <text:p>1401</text:p>
              </table:table-cell>
              <table:table-cell office:value-type="float" office:value="1217.79">
                <text:p>1217.79</text:p>
              </table:table-cell>
              <table:table-cell office:value-type="float" office:value="1057">
                <text:p>1057</text:p>
              </table:table-cell>
              <table:table-cell office:value-type="float" office:value="1006.6">
                <text:p>1006.6</text:p>
              </table:table-cell>
              <table:table-cell office:value-type="float" office:value="896">
                <text:p>896</text:p>
              </table:table-cell>
              <table:table-cell office:value-type="float" office:value="1346.19">
                <text:p>1346.1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383">
                <text:p>1383</text:p>
              </table:table-cell>
              <table:table-cell office:value-type="float" office:value="1214.24">
                <text:p>1214.24</text:p>
              </table:table-cell>
              <table:table-cell office:value-type="float" office:value="1042">
                <text:p>1042</text:p>
              </table:table-cell>
              <table:table-cell office:value-type="float" office:value="1026.08">
                <text:p>1026.08</text:p>
              </table:table-cell>
              <table:table-cell office:value-type="float" office:value="917">
                <text:p>917</text:p>
              </table:table-cell>
              <table:table-cell office:value-type="float" office:value="1348.62">
                <text:p>1348.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331">
                <text:p>1331</text:p>
              </table:table-cell>
              <table:table-cell office:value-type="float" office:value="1162.76">
                <text:p>1162.76</text:p>
              </table:table-cell>
              <table:table-cell office:value-type="float" office:value="964">
                <text:p>964</text:p>
              </table:table-cell>
              <table:table-cell office:value-type="float" office:value="998.94">
                <text:p>998.94</text:p>
              </table:table-cell>
              <table:table-cell office:value-type="float" office:value="914">
                <text:p>914</text:p>
              </table:table-cell>
              <table:table-cell office:value-type="float" office:value="1304.44">
                <text:p>1304.4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349">
                <text:p>1349</text:p>
              </table:table-cell>
              <table:table-cell office:value-type="float" office:value="1226.65">
                <text:p>1226.65</text:p>
              </table:table-cell>
              <table:table-cell office:value-type="float" office:value="1012">
                <text:p>1012</text:p>
              </table:table-cell>
              <table:table-cell office:value-type="float" office:value="1017.34">
                <text:p>1017.34</text:p>
              </table:table-cell>
              <table:table-cell office:value-type="float" office:value="930">
                <text:p>930</text:p>
              </table:table-cell>
              <table:table-cell office:value-type="float" office:value="1347.15">
                <text:p>1347.1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453">
                <text:p>1453</text:p>
              </table:table-cell>
              <table:table-cell office:value-type="float" office:value="1172.08">
                <text:p>1172.08</text:p>
              </table:table-cell>
              <table:table-cell office:value-type="float" office:value="950">
                <text:p>950</text:p>
              </table:table-cell>
              <table:table-cell office:value-type="float" office:value="994.2">
                <text:p>994.2</text:p>
              </table:table-cell>
              <table:table-cell office:value-type="float" office:value="904">
                <text:p>904</text:p>
              </table:table-cell>
              <table:table-cell office:value-type="float" office:value="1312.64">
                <text:p>1312.6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477">
                <text:p>1477</text:p>
              </table:table-cell>
              <table:table-cell office:value-type="float" office:value="1204.21">
                <text:p>1204.21</text:p>
              </table:table-cell>
              <table:table-cell office:value-type="float" office:value="993">
                <text:p>993</text:p>
              </table:table-cell>
              <table:table-cell office:value-type="float" office:value="1006.35">
                <text:p>1006.35</text:p>
              </table:table-cell>
              <table:table-cell office:value-type="float" office:value="915">
                <text:p>915</text:p>
              </table:table-cell>
              <table:table-cell office:value-type="float" office:value="1367.77">
                <text:p>1367.7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358">
                <text:p>1358</text:p>
              </table:table-cell>
              <table:table-cell office:value-type="float" office:value="1210.12">
                <text:p>1210.12</text:p>
              </table:table-cell>
              <table:table-cell office:value-type="float" office:value="1014">
                <text:p>1014</text:p>
              </table:table-cell>
              <table:table-cell office:value-type="float" office:value="1019.81">
                <text:p>1019.81</text:p>
              </table:table-cell>
              <table:table-cell office:value-type="float" office:value="937">
                <text:p>937</text:p>
              </table:table-cell>
              <table:table-cell office:value-type="float" office:value="1360.38">
                <text:p>1360.3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492">
                <text:p>1492</text:p>
              </table:table-cell>
              <table:table-cell office:value-type="float" office:value="1187.41">
                <text:p>1187.41</text:p>
              </table:table-cell>
              <table:table-cell office:value-type="float" office:value="995">
                <text:p>995</text:p>
              </table:table-cell>
              <table:table-cell office:value-type="float" office:value="976.09">
                <text:p>976.09</text:p>
              </table:table-cell>
              <table:table-cell office:value-type="float" office:value="896">
                <text:p>896</text:p>
              </table:table-cell>
              <table:table-cell office:value-type="float" office:value="1285.64">
                <text:p>1285.6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486">
                <text:p>1486</text:p>
              </table:table-cell>
              <table:table-cell office:value-type="float" office:value="1230.33">
                <text:p>1230.33</text:p>
              </table:table-cell>
              <table:table-cell office:value-type="float" office:value="1009">
                <text:p>1009</text:p>
              </table:table-cell>
              <table:table-cell office:value-type="float" office:value="1028.71">
                <text:p>1028.71</text:p>
              </table:table-cell>
              <table:table-cell office:value-type="float" office:value="944">
                <text:p>944</text:p>
              </table:table-cell>
              <table:table-cell office:value-type="float" office:value="1418.67">
                <text:p>1418.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454">
                <text:p>1454</text:p>
              </table:table-cell>
              <table:table-cell office:value-type="float" office:value="1195.81">
                <text:p>1195.81</text:p>
              </table:table-cell>
              <table:table-cell office:value-type="float" office:value="1001">
                <text:p>1001</text:p>
              </table:table-cell>
              <table:table-cell office:value-type="float" office:value="1005.33">
                <text:p>1005.33</text:p>
              </table:table-cell>
              <table:table-cell office:value-type="float" office:value="851">
                <text:p>851</text:p>
              </table:table-cell>
              <table:table-cell office:value-type="float" office:value="1393.56">
                <text:p>1393.5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436">
                <text:p>1436</text:p>
              </table:table-cell>
              <table:table-cell office:value-type="float" office:value="1185.76">
                <text:p>1185.76</text:p>
              </table:table-cell>
              <table:table-cell office:value-type="float" office:value="978">
                <text:p>978</text:p>
              </table:table-cell>
              <table:table-cell office:value-type="float" office:value="995.58">
                <text:p>995.58</text:p>
              </table:table-cell>
              <table:table-cell office:value-type="float" office:value="906">
                <text:p>906</text:p>
              </table:table-cell>
              <table:table-cell office:value-type="float" office:value="1305.65">
                <text:p>1305.6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356">
                <text:p>1356</text:p>
              </table:table-cell>
              <table:table-cell office:value-type="float" office:value="1200.1">
                <text:p>1200.1</text:p>
              </table:table-cell>
              <table:table-cell office:value-type="float" office:value="1012">
                <text:p>1012</text:p>
              </table:table-cell>
              <table:table-cell office:value-type="float" office:value="978.62">
                <text:p>978.62</text:p>
              </table:table-cell>
              <table:table-cell office:value-type="float" office:value="891">
                <text:p>891</text:p>
              </table:table-cell>
              <table:table-cell office:value-type="float" office:value="1326.78">
                <text:p>1326.7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411">
                <text:p>1411</text:p>
              </table:table-cell>
              <table:table-cell office:value-type="float" office:value="1152.14">
                <text:p>1152.14</text:p>
              </table:table-cell>
              <table:table-cell office:value-type="float" office:value="996">
                <text:p>996</text:p>
              </table:table-cell>
              <table:table-cell office:value-type="float" office:value="993.7">
                <text:p>993.7</text:p>
              </table:table-cell>
              <table:table-cell office:value-type="float" office:value="936">
                <text:p>936</text:p>
              </table:table-cell>
              <table:table-cell office:value-type="float" office:value="1277.06">
                <text:p>1277.0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405">
                <text:p>1405</text:p>
              </table:table-cell>
              <table:table-cell office:value-type="float" office:value="1195.24">
                <text:p>1195.24</text:p>
              </table:table-cell>
              <table:table-cell office:value-type="float" office:value="968">
                <text:p>968</text:p>
              </table:table-cell>
              <table:table-cell office:value-type="float" office:value="992.63">
                <text:p>992.63</text:p>
              </table:table-cell>
              <table:table-cell office:value-type="float" office:value="902">
                <text:p>902</text:p>
              </table:table-cell>
              <table:table-cell office:value-type="float" office:value="1320.07">
                <text:p>1320.0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320">
                <text:p>1320</text:p>
              </table:table-cell>
              <table:table-cell office:value-type="float" office:value="1171.25">
                <text:p>1171.25</text:p>
              </table:table-cell>
              <table:table-cell office:value-type="float" office:value="991">
                <text:p>991</text:p>
              </table:table-cell>
              <table:table-cell office:value-type="float" office:value="985.33">
                <text:p>985.33</text:p>
              </table:table-cell>
              <table:table-cell office:value-type="float" office:value="894">
                <text:p>894</text:p>
              </table:table-cell>
              <table:table-cell office:value-type="float" office:value="1320.34">
                <text:p>1320.3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362">
                <text:p>1362</text:p>
              </table:table-cell>
              <table:table-cell office:value-type="float" office:value="1191.59">
                <text:p>1191.59</text:p>
              </table:table-cell>
              <table:table-cell office:value-type="float" office:value="1026">
                <text:p>1026</text:p>
              </table:table-cell>
              <table:table-cell office:value-type="float" office:value="986.87">
                <text:p>986.87</text:p>
              </table:table-cell>
              <table:table-cell office:value-type="float" office:value="873">
                <text:p>873</text:p>
              </table:table-cell>
              <table:table-cell office:value-type="float" office:value="1308.04">
                <text:p>1308.0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963cm" svg:height="9.005cm" xlink:href=".." xlink:type="simple" chart:class="chart:line" chart:style-name="ch1">
        <chart:title svg:x="12.629cm" svg:y="0.171cm" chart:style-name="ch2">
          <text:p>30 nodes comparison: LS, VND, BVNS, TS
 niter=10, anxious, initial solution=group, memory in TS=10</text:p>
        </chart:title>
        <chart:legend chart:legend-position="bottom" svg:x="5.62cm" svg:y="8.406cm" style:legend-expansion="custom" chartooo:width="23.515cm" chartooo:height="0.597cm" style:legend-expansion-aspect-ratio="39.3886097152429" chart:style-name="ch3"/>
        <chart:plot-area chart:style-name="ch4" table:cell-range-address="'TESTBENCH_metaheu_ls_vnd_bvns_ts__niter_10_search_anxious_init_group_memory_10_times4ave_25_maxs_1.0'.E1:'TESTBENCH_metaheu_ls_vnd_bvns_ts__niter_10_search_anxious_init_group_memory_10_times4ave_25_maxs_1.0'.E31 'TESTBENCH_metaheu_ls_vnd_bvns_ts__niter_10_search_anxious_init_group_memory_10_times4ave_25_maxs_1.0'.H1:'TESTBENCH_metaheu_ls_vnd_bvns_ts__niter_10_search_anxious_init_group_memory_10_times4ave_25_maxs_1.0'.H31 'TESTBENCH_metaheu_ls_vnd_bvns_ts__niter_10_search_anxious_init_group_memory_10_times4ave_25_maxs_1.0'.K1:'TESTBENCH_metaheu_ls_vnd_bvns_ts__niter_10_search_anxious_init_group_memory_10_times4ave_25_maxs_1.0'.K31 'TESTBENCH_metaheu_ls_vnd_bvns_ts__niter_10_search_anxious_init_group_memory_10_times4ave_25_maxs_1.0'.N1:'TESTBENCH_metaheu_ls_vnd_bvns_ts__niter_10_search_anxious_init_group_memory_10_times4ave_25_maxs_1.0'.N31" chart:data-source-has-labels="row" svg:x="0.586cm" svg:y="1.75cm" svg:width="34.527cm" svg:height="6.262cm">
          <chartooo:coordinate-region svg:x="1.578cm" svg:y="1.949cm" svg:width="33.348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7">
                <text:p>1457</text:p>
              </table:table-cell>
              <table:table-cell office:value-type="float" office:value="972">
                <text:p>972</text:p>
              </table:table-cell>
              <table:table-cell office:value-type="float" office:value="877">
                <text:p>877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7">
                <text:p>1267</text:p>
              </table:table-cell>
              <table:table-cell office:value-type="float" office:value="969">
                <text:p>969</text:p>
              </table:table-cell>
              <table:table-cell office:value-type="float" office:value="870">
                <text:p>87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1">
                <text:p>1411</text:p>
              </table:table-cell>
              <table:table-cell office:value-type="float" office:value="1039">
                <text:p>1039</text:p>
              </table:table-cell>
              <table:table-cell office:value-type="float" office:value="927">
                <text:p>927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6">
                <text:p>1436</text:p>
              </table:table-cell>
              <table:table-cell office:value-type="float" office:value="986">
                <text:p>986</text:p>
              </table:table-cell>
              <table:table-cell office:value-type="float" office:value="886">
                <text:p>886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5">
                <text:p>1345</text:p>
              </table:table-cell>
              <table:table-cell office:value-type="float" office:value="984">
                <text:p>984</text:p>
              </table:table-cell>
              <table:table-cell office:value-type="float" office:value="900">
                <text:p>900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4">
                <text:p>1364</text:p>
              </table:table-cell>
              <table:table-cell office:value-type="float" office:value="992">
                <text:p>992</text:p>
              </table:table-cell>
              <table:table-cell office:value-type="float" office:value="915">
                <text:p>915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47">
                <text:p>1447</text:p>
              </table:table-cell>
              <table:table-cell office:value-type="float" office:value="1028">
                <text:p>1028</text:p>
              </table:table-cell>
              <table:table-cell office:value-type="float" office:value="900">
                <text:p>90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8">
                <text:p>1348</text:p>
              </table:table-cell>
              <table:table-cell office:value-type="float" office:value="1062">
                <text:p>1062</text:p>
              </table:table-cell>
              <table:table-cell office:value-type="float" office:value="935">
                <text:p>935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17">
                <text:p>1017</text:p>
              </table:table-cell>
              <table:table-cell office:value-type="float" office:value="911">
                <text:p>91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0">
                <text:p>1340</text:p>
              </table:table-cell>
              <table:table-cell office:value-type="float" office:value="1006">
                <text:p>1006</text:p>
              </table:table-cell>
              <table:table-cell office:value-type="float" office:value="913">
                <text:p>913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6">
                <text:p>1466</text:p>
              </table:table-cell>
              <table:table-cell office:value-type="float" office:value="995">
                <text:p>995</text:p>
              </table:table-cell>
              <table:table-cell office:value-type="float" office:value="927">
                <text:p>927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0">
                <text:p>1460</text:p>
              </table:table-cell>
              <table:table-cell office:value-type="float" office:value="984">
                <text:p>984</text:p>
              </table:table-cell>
              <table:table-cell office:value-type="float" office:value="851">
                <text:p>851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6">
                <text:p>1426</text:p>
              </table:table-cell>
              <table:table-cell office:value-type="float" office:value="983">
                <text:p>983</text:p>
              </table:table-cell>
              <table:table-cell office:value-type="float" office:value="917">
                <text:p>91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1057">
                <text:p>1057</text:p>
              </table:table-cell>
              <table:table-cell office:value-type="float" office:value="896">
                <text:p>896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3">
                <text:p>1383</text:p>
              </table:table-cell>
              <table:table-cell office:value-type="float" office:value="1042">
                <text:p>1042</text:p>
              </table:table-cell>
              <table:table-cell office:value-type="float" office:value="917">
                <text:p>917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1">
                <text:p>1331</text:p>
              </table:table-cell>
              <table:table-cell office:value-type="float" office:value="964">
                <text:p>964</text:p>
              </table:table-cell>
              <table:table-cell office:value-type="float" office:value="914">
                <text:p>91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9">
                <text:p>1349</text:p>
              </table:table-cell>
              <table:table-cell office:value-type="float" office:value="1012">
                <text:p>1012</text:p>
              </table:table-cell>
              <table:table-cell office:value-type="float" office:value="930">
                <text:p>93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3">
                <text:p>1453</text:p>
              </table:table-cell>
              <table:table-cell office:value-type="float" office:value="950">
                <text:p>950</text:p>
              </table:table-cell>
              <table:table-cell office:value-type="float" office:value="904">
                <text:p>90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7">
                <text:p>1477</text:p>
              </table:table-cell>
              <table:table-cell office:value-type="float" office:value="993">
                <text:p>993</text:p>
              </table:table-cell>
              <table:table-cell office:value-type="float" office:value="915">
                <text:p>915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58">
                <text:p>1358</text:p>
              </table:table-cell>
              <table:table-cell office:value-type="float" office:value="1014">
                <text:p>1014</text:p>
              </table:table-cell>
              <table:table-cell office:value-type="float" office:value="937">
                <text:p>937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2">
                <text:p>1492</text:p>
              </table:table-cell>
              <table:table-cell office:value-type="float" office:value="995">
                <text:p>995</text:p>
              </table:table-cell>
              <table:table-cell office:value-type="float" office:value="896">
                <text:p>896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6">
                <text:p>1486</text:p>
              </table:table-cell>
              <table:table-cell office:value-type="float" office:value="1009">
                <text:p>1009</text:p>
              </table:table-cell>
              <table:table-cell office:value-type="float" office:value="944">
                <text:p>9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4">
                <text:p>1454</text:p>
              </table:table-cell>
              <table:table-cell office:value-type="float" office:value="1001">
                <text:p>1001</text:p>
              </table:table-cell>
              <table:table-cell office:value-type="float" office:value="851">
                <text:p>851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36">
                <text:p>1436</text:p>
              </table:table-cell>
              <table:table-cell office:value-type="float" office:value="978">
                <text:p>978</text:p>
              </table:table-cell>
              <table:table-cell office:value-type="float" office:value="906">
                <text:p>906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6">
                <text:p>1356</text:p>
              </table:table-cell>
              <table:table-cell office:value-type="float" office:value="1012">
                <text:p>1012</text:p>
              </table:table-cell>
              <table:table-cell office:value-type="float" office:value="891">
                <text:p>891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11">
                <text:p>1411</text:p>
              </table:table-cell>
              <table:table-cell office:value-type="float" office:value="996">
                <text:p>996</text:p>
              </table:table-cell>
              <table:table-cell office:value-type="float" office:value="936">
                <text:p>93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5">
                <text:p>1405</text:p>
              </table:table-cell>
              <table:table-cell office:value-type="float" office:value="968">
                <text:p>968</text:p>
              </table:table-cell>
              <table:table-cell office:value-type="float" office:value="902">
                <text:p>902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">
                <text:p>1320</text:p>
              </table:table-cell>
              <table:table-cell office:value-type="float" office:value="991">
                <text:p>991</text:p>
              </table:table-cell>
              <table:table-cell office:value-type="float" office:value="894">
                <text:p>89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62">
                <text:p>1362</text:p>
              </table:table-cell>
              <table:table-cell office:value-type="float" office:value="1026">
                <text:p>1026</text:p>
              </table:table-cell>
              <table:table-cell office:value-type="float" office:value="873">
                <text:p>873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08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D1:'TESTBENCH_metaheu_ls_vnd_bvns_ts__niter_10_search_anxious_init_group_memory_10_times4ave_25_maxs_1.0'.E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D2:'TESTBENCH_metaheu_ls_vnd_bvns_ts__niter_10_search_anxious_init_group_memory_10_times4ave_25_maxs_1.0'.D31" chart:label-cell-address="'TESTBENCH_metaheu_ls_vnd_bvns_ts__niter_10_search_anxious_init_group_memory_10_times4ave_25_maxs_1.0'.D1:'TESTBENCH_metaheu_ls_vnd_bvns_ts__niter_10_search_anxious_init_group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E2:'TESTBENCH_metaheu_ls_vnd_bvns_ts__niter_10_search_anxious_init_group_memory_10_times4ave_25_maxs_1.0'.E31" chart:label-cell-address="'TESTBENCH_metaheu_ls_vnd_bvns_ts__niter_10_search_anxious_init_group_memory_10_times4ave_25_maxs_1.0'.E1:'TESTBENCH_metaheu_ls_vnd_bvns_ts__niter_10_search_anxious_init_group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25_maxs_1.0'.D1:'TESTBENCH_metaheu_ls_vnd_bvns_ts__niter_10_search_anxious_init_group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25_maxs_1.0'.E1:'TESTBENCH_metaheu_ls_vnd_bvns_ts__niter_10_search_anxious_init_group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0.31">
                <text:p>1630.31</text:p>
                <draw:g>
                  <svg:desc>'TESTBENCH_metaheu_ls_vnd_bvns_ts__niter_10_search_anxious_init_group_memory_10_times4ave_25_maxs_1.0'.D2:'TESTBENCH_metaheu_ls_vnd_bvns_ts__niter_10_search_anxious_init_group_memory_10_times4ave_25_maxs_1.0'.D31</svg:desc>
                </draw:g>
              </table:table-cell>
              <table:table-cell office:value-type="float" office:value="1290">
                <text:p>1290</text:p>
                <draw:g>
                  <svg:desc>'TESTBENCH_metaheu_ls_vnd_bvns_ts__niter_10_search_anxious_init_group_memory_10_times4ave_25_maxs_1.0'.E2:'TESTBENCH_metaheu_ls_vnd_bvns_ts__niter_10_search_anxious_init_group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0.69">
                <text:p>1710.69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3.04">
                <text:p>1653.0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5.39">
                <text:p>1725.39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12.31">
                <text:p>1712.31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48.27">
                <text:p>1748.2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57.69">
                <text:p>1657.6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99.17">
                <text:p>1799.1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2.23">
                <text:p>1652.23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73.87">
                <text:p>1673.87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4.76">
                <text:p>1694.76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25.1">
                <text:p>1725.1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0.67">
                <text:p>1790.6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0.73">
                <text:p>1740.73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40.22">
                <text:p>1740.22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9.26">
                <text:p>1739.26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5.93">
                <text:p>1705.9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74.94">
                <text:p>1774.94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40.7">
                <text:p>1740.7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2.35">
                <text:p>1742.3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8.29">
                <text:p>1718.29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8.65">
                <text:p>1748.6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7.8">
                <text:p>1797.8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89.42">
                <text:p>1789.42</text:p>
              </table:table-cell>
              <table:table-cell office:value-type="float" office:value="1454">
                <text:p>1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46.39">
                <text:p>1746.39</text:p>
              </table:table-cell>
              <table:table-cell office:value-type="float" office:value="1436">
                <text:p>1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08.63">
                <text:p>1708.63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8.04">
                <text:p>1718.04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60.14">
                <text:p>1660.14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61.9">
                <text:p>1661.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22.62">
                <text:p>1722.62</text:p>
              </table:table-cell>
              <table:table-cell office:value-type="float" office:value="1362">
                <text:p>13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G1:'TESTBENCH_metaheu_ls_vnd_bvns_ts__niter_10_search_anxious_init_group_memory_10_times4ave_25_maxs_1.0'.H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G2:'TESTBENCH_metaheu_ls_vnd_bvns_ts__niter_10_search_anxious_init_group_memory_10_times4ave_25_maxs_1.0'.G31" chart:label-cell-address="'TESTBENCH_metaheu_ls_vnd_bvns_ts__niter_10_search_anxious_init_group_memory_10_times4ave_25_maxs_1.0'.G1:'TESTBENCH_metaheu_ls_vnd_bvns_ts__niter_10_search_anxious_init_group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H2:'TESTBENCH_metaheu_ls_vnd_bvns_ts__niter_10_search_anxious_init_group_memory_10_times4ave_25_maxs_1.0'.H31" chart:label-cell-address="'TESTBENCH_metaheu_ls_vnd_bvns_ts__niter_10_search_anxious_init_group_memory_10_times4ave_25_maxs_1.0'.H1:'TESTBENCH_metaheu_ls_vnd_bvns_ts__niter_10_search_anxious_init_group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25_maxs_1.0'.G1:'TESTBENCH_metaheu_ls_vnd_bvns_ts__niter_10_search_anxious_init_group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25_maxs_1.0'.H1:'TESTBENCH_metaheu_ls_vnd_bvns_ts__niter_10_search_anxious_init_group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4.19">
                <text:p>1204.19</text:p>
                <draw:g>
                  <svg:desc>'TESTBENCH_metaheu_ls_vnd_bvns_ts__niter_10_search_anxious_init_group_memory_10_times4ave_25_maxs_1.0'.G2:'TESTBENCH_metaheu_ls_vnd_bvns_ts__niter_10_search_anxious_init_group_memory_10_times4ave_25_maxs_1.0'.G31</svg:desc>
                </draw:g>
              </table:table-cell>
              <table:table-cell office:value-type="float" office:value="983">
                <text:p>983</text:p>
                <draw:g>
                  <svg:desc>'TESTBENCH_metaheu_ls_vnd_bvns_ts__niter_10_search_anxious_init_group_memory_10_times4ave_25_maxs_1.0'.H2:'TESTBENCH_metaheu_ls_vnd_bvns_ts__niter_10_search_anxious_init_group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65.47">
                <text:p>1165.4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65.2">
                <text:p>1165.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1.88">
                <text:p>1221.8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76.65">
                <text:p>1176.65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0.22">
                <text:p>1200.2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0.57">
                <text:p>1180.5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.29">
                <text:p>1225.2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2.31">
                <text:p>1222.31</text:p>
              </table:table-cell>
              <table:table-cell office:value-type="float" office:value="1062">
                <text:p>1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24.93">
                <text:p>1224.93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6.2">
                <text:p>1206.2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3.06">
                <text:p>1193.0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92.97">
                <text:p>1192.9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55">
                <text:p>1261.55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.79">
                <text:p>1217.7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4.24">
                <text:p>1214.24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62.76">
                <text:p>1162.7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26.65">
                <text:p>1226.6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72.08">
                <text:p>1172.0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4.21">
                <text:p>1204.21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0.12">
                <text:p>1210.12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7.41">
                <text:p>1187.4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0.33">
                <text:p>1230.3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5.81">
                <text:p>1195.8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5.76">
                <text:p>1185.7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0.1">
                <text:p>1200.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2.14">
                <text:p>1152.1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95.24">
                <text:p>1195.2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71.25">
                <text:p>1171.25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1.59">
                <text:p>1191.59</text:p>
              </table:table-cell>
              <table:table-cell office:value-type="float" office:value="1026">
                <text:p>10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J1:'TESTBENCH_metaheu_ls_vnd_bvns_ts__niter_10_search_anxious_init_group_memory_10_times4ave_25_maxs_1.0'.K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J2:'TESTBENCH_metaheu_ls_vnd_bvns_ts__niter_10_search_anxious_init_group_memory_10_times4ave_25_maxs_1.0'.J31" chart:label-cell-address="'TESTBENCH_metaheu_ls_vnd_bvns_ts__niter_10_search_anxious_init_group_memory_10_times4ave_25_maxs_1.0'.J1:'TESTBENCH_metaheu_ls_vnd_bvns_ts__niter_10_search_anxious_init_group_memory_10_times4ave_25_maxs_1.0'.J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K2:'TESTBENCH_metaheu_ls_vnd_bvns_ts__niter_10_search_anxious_init_group_memory_10_times4ave_25_maxs_1.0'.K31" chart:label-cell-address="'TESTBENCH_metaheu_ls_vnd_bvns_ts__niter_10_search_anxious_init_group_memory_10_times4ave_25_maxs_1.0'.K1:'TESTBENCH_metaheu_ls_vnd_bvns_ts__niter_10_search_anxious_init_group_memory_10_times4ave_25_maxs_1.0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25_maxs_1.0'.J1:'TESTBENCH_metaheu_ls_vnd_bvns_ts__niter_10_search_anxious_init_group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25_maxs_1.0'.K1:'TESTBENCH_metaheu_ls_vnd_bvns_ts__niter_10_search_anxious_init_group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6.29">
                <text:p>996.29</text:p>
                <draw:g>
                  <svg:desc>'TESTBENCH_metaheu_ls_vnd_bvns_ts__niter_10_search_anxious_init_group_memory_10_times4ave_25_maxs_1.0'.J2:'TESTBENCH_metaheu_ls_vnd_bvns_ts__niter_10_search_anxious_init_group_memory_10_times4ave_25_maxs_1.0'.J31</svg:desc>
                </draw:g>
              </table:table-cell>
              <table:table-cell office:value-type="float" office:value="908">
                <text:p>908</text:p>
                <draw:g>
                  <svg:desc>'TESTBENCH_metaheu_ls_vnd_bvns_ts__niter_10_search_anxious_init_group_memory_10_times4ave_25_maxs_1.0'.K2:'TESTBENCH_metaheu_ls_vnd_bvns_ts__niter_10_search_anxious_init_group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1.26">
                <text:p>981.26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6.68">
                <text:p>966.68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.53">
                <text:p>1032.5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.15">
                <text:p>999.1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1.37">
                <text:p>1011.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9.87">
                <text:p>999.87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1.6">
                <text:p>991.6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9.33">
                <text:p>1029.3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1.98">
                <text:p>1021.98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8.52">
                <text:p>1018.5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5.55">
                <text:p>995.5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0.64">
                <text:p>1010.6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3.19">
                <text:p>1033.19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6.6">
                <text:p>1006.6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6.08">
                <text:p>1026.08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8.94">
                <text:p>998.9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7.34">
                <text:p>1017.3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4.2">
                <text:p>994.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6.35">
                <text:p>1006.3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9.81">
                <text:p>1019.81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6.09">
                <text:p>976.09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8.71">
                <text:p>1028.7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5.33">
                <text:p>1005.33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.58">
                <text:p>995.5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62">
                <text:p>978.6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3.7">
                <text:p>993.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2.63">
                <text:p>992.63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5.33">
                <text:p>985.3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6.87">
                <text:p>986.87</text:p>
              </table:table-cell>
              <table:table-cell office:value-type="float" office:value="873">
                <text:p>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006cm" xlink:href=".." xlink:type="simple" chart:class="chart:line" chart:style-name="ch1">
        <chart:title svg:x="1.71cm" svg:y="0.172cm" chart:style-name="ch2">
          <text:p>					30 nodes comparison
 niter=10, anxious, initial solution=group, memory in TS=10</text:p>
        </chart:title>
        <chart:legend chart:legend-position="bottom" svg:x="2.254cm" svg:y="8.407cm" style:legend-expansion="custom" chartooo:width="9.433cm" chartooo:height="0.598cm" style:legend-expansion-aspect-ratio="15.7742474916388" chart:style-name="ch3"/>
        <chart:plot-area chart:style-name="ch4" table:cell-range-address="'TESTBENCH_metaheu_ls_vnd_bvns_ts__niter_10_search_anxious_init_group_memory_10_times4ave_25_maxs_1.0'.M1:'TESTBENCH_metaheu_ls_vnd_bvns_ts__niter_10_search_anxious_init_group_memory_10_times4ave_25_maxs_1.0'.N31" chart:data-source-has-labels="row" svg:x="-0.359cm" svg:y="1.751cm" svg:width="14.556cm" svg:height="6.263cm">
          <chartooo:coordinate-region svg:x="0.633cm" svg:y="1.95cm" svg:width="13.377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25_maxs_1.0'.M2:'TESTBENCH_metaheu_ls_vnd_bvns_ts__niter_10_search_anxious_init_group_memory_10_times4ave_25_maxs_1.0'.M31" chart:label-cell-address="'TESTBENCH_metaheu_ls_vnd_bvns_ts__niter_10_search_anxious_init_group_memory_10_times4ave_25_maxs_1.0'.M1:'TESTBENCH_metaheu_ls_vnd_bvns_ts__niter_10_search_anxious_init_group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group_memory_10_times4ave_25_maxs_1.0'.N2:'TESTBENCH_metaheu_ls_vnd_bvns_ts__niter_10_search_anxious_init_group_memory_10_times4ave_25_maxs_1.0'.N31" chart:label-cell-address="'TESTBENCH_metaheu_ls_vnd_bvns_ts__niter_10_search_anxious_init_group_memory_10_times4ave_25_maxs_1.0'.N1:'TESTBENCH_metaheu_ls_vnd_bvns_ts__niter_10_search_anxious_init_group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25_maxs_1.0'.M1:'TESTBENCH_metaheu_ls_vnd_bvns_ts__niter_10_search_anxious_init_group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25_maxs_1.0'.N1:'TESTBENCH_metaheu_ls_vnd_bvns_ts__niter_10_search_anxious_init_group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0.71">
                <text:p>1280.71</text:p>
                <draw:g>
                  <svg:desc>'TESTBENCH_metaheu_ls_vnd_bvns_ts__niter_10_search_anxious_init_group_memory_10_times4ave_25_maxs_1.0'.M2:'TESTBENCH_metaheu_ls_vnd_bvns_ts__niter_10_search_anxious_init_group_memory_10_times4ave_25_maxs_1.0'.M31</svg:desc>
                </draw:g>
              </table:table-cell>
              <table:table-cell office:value-type="float" office:value="1116">
                <text:p>1116</text:p>
                <draw:g>
                  <svg:desc>'TESTBENCH_metaheu_ls_vnd_bvns_ts__niter_10_search_anxious_init_group_memory_10_times4ave_25_maxs_1.0'.N2:'TESTBENCH_metaheu_ls_vnd_bvns_ts__niter_10_search_anxious_init_group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5.09">
                <text:p>1305.09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4.74">
                <text:p>1304.74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1.33">
                <text:p>1361.3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1.91">
                <text:p>1321.91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5.65">
                <text:p>1345.65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3.04">
                <text:p>1333.0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4.64">
                <text:p>1404.64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2.27">
                <text:p>1362.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6.1">
                <text:p>1346.1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8.19">
                <text:p>1358.19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1.11">
                <text:p>1351.11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4.78">
                <text:p>1344.78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9.8">
                <text:p>1329.8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6.19">
                <text:p>1346.1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8.62">
                <text:p>1348.6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4.44">
                <text:p>1304.4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7.15">
                <text:p>1347.15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2.64">
                <text:p>1312.64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7.77">
                <text:p>1367.77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0.38">
                <text:p>1360.38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5.64">
                <text:p>1285.64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18.67">
                <text:p>1418.67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3.56">
                <text:p>1393.56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5.65">
                <text:p>1305.65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.78">
                <text:p>1326.78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7.06">
                <text:p>1277.06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0.07">
                <text:p>1320.07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0.34">
                <text:p>1320.34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8.04">
                <text:p>1308.04</text:p>
              </table:table-cell>
              <table:table-cell office:value-type="float" office:value="1109">
                <text:p>11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